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TRUCK #0 begins journ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CK #0 begins journey</text:p>
          </table:table-cell>
          <table:table-cell/>
          <table:table-cell office:value-type="string" calcext:value-type="string">
            <text:p>TRUCK #0 total trip time</text:p>
          </table:table-cell>
          <table:table-cell office:value-type="string" calcext:value-type="string">
            <text:p><text:s/>1072.0 minutes</text:p>
          </table:table-cell>
          <table:table-cell office:value-type="string" calcext:value-type="string">
            <text:p>TRUCK #0 total trip time</text:p>
          </table:table-cell>
          <table:table-cell office:value-type="string" calcext:value-type="string">
            <text:p><text:s/>1072 minut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TRUCK #1 begins journe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TRUCK #1 begins journey</text:p>
          </table:table-cell>
          <table:table-cell/>
          <table:table-cell office:value-type="string" calcext:value-type="string">
            <text:p>TRUCK #1 total trip time</text:p>
          </table:table-cell>
          <table:table-cell office:value-type="string" calcext:value-type="string">
            <text:p><text:s/>1058.0 minutes</text:p>
          </table:table-cell>
          <table:table-cell office:value-type="string" calcext:value-type="string">
            <text:p>TRUCK #1 total trip time</text:p>
          </table:table-cell>
          <table:table-cell office:value-type="string" calcext:value-type="string">
            <text:p><text:s/>1058 minu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TRUCK #2 begins journe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TRUCK #2 begins journey</text:p>
          </table:table-cell>
          <table:table-cell/>
          <table:table-cell office:value-type="string" calcext:value-type="string">
            <text:p>TRUCK #2 total trip time</text:p>
          </table:table-cell>
          <table:table-cell office:value-type="string" calcext:value-type="string">
            <text:p><text:s/>1044.0 minutes</text:p>
          </table:table-cell>
          <table:table-cell office:value-type="string" calcext:value-type="string">
            <text:p>TRUCK #2 total trip time</text:p>
          </table:table-cell>
          <table:table-cell office:value-type="string" calcext:value-type="string">
            <text:p><text:s/>1044 minute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TRUCK #3 begins journe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TRUCK #3 begins journey</text:p>
          </table:table-cell>
          <table:table-cell/>
          <table:table-cell office:value-type="string" calcext:value-type="string">
            <text:p>TRUCK #3 total trip time</text:p>
          </table:table-cell>
          <table:table-cell office:value-type="string" calcext:value-type="string">
            <text:p><text:s/>1030.0 minutes</text:p>
          </table:table-cell>
          <table:table-cell office:value-type="string" calcext:value-type="string">
            <text:p>TRUCK #3 total trip time</text:p>
          </table:table-cell>
          <table:table-cell office:value-type="string" calcext:value-type="string">
            <text:p><text:s/>1030 minute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TRUCK #4 begins journe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TRUCK #4 begins journey</text:p>
          </table:table-cell>
          <table:table-cell/>
          <table:table-cell office:value-type="string" calcext:value-type="string">
            <text:p>TRUCK #4 total trip time</text:p>
          </table:table-cell>
          <table:table-cell office:value-type="string" calcext:value-type="string">
            <text:p><text:s/>1016.0 minutes</text:p>
          </table:table-cell>
          <table:table-cell office:value-type="string" calcext:value-type="string">
            <text:p>TRUCK #4 total trip time</text:p>
          </table:table-cell>
          <table:table-cell office:value-type="string" calcext:value-type="string">
            <text:p><text:s/>1016 minut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TRUCK #5 begins journey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RUCK #5 begins journey</text:p>
          </table:table-cell>
          <table:table-cell/>
          <table:table-cell office:value-type="string" calcext:value-type="string">
            <text:p>TRUCK #5 total trip time</text:p>
          </table:table-cell>
          <table:table-cell office:value-type="string" calcext:value-type="string">
            <text:p><text:s/>1002.0 minutes</text:p>
          </table:table-cell>
          <table:table-cell office:value-type="string" calcext:value-type="string">
            <text:p>TRUCK #5 total trip time</text:p>
          </table:table-cell>
          <table:table-cell office:value-type="string" calcext:value-type="string">
            <text:p><text:s/>1002 minute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TRUCK #6 begins journe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TRUCK #6 begins journey</text:p>
          </table:table-cell>
          <table:table-cell/>
          <table:table-cell office:value-type="string" calcext:value-type="string">
            <text:p>TRUCK #6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6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TRAIN arrives at crossing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TRAIN arrives at crossing</text:p>
          </table:table-cell>
          <table:table-cell/>
          <table:table-cell office:value-type="string" calcext:value-type="string">
            <text:p>TRUCK #7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7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RUCK #0 waits at cross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RUCK #0 waits at crossing</text:p>
          </table:table-cell>
          <table:table-cell/>
          <table:table-cell office:value-type="string" calcext:value-type="string">
            <text:p>TRUCK #8 total trip time</text:p>
          </table:table-cell>
          <table:table-cell office:value-type="string" calcext:value-type="string">
            <text:p><text:s/>1083.0 minutes</text:p>
          </table:table-cell>
          <table:table-cell office:value-type="string" calcext:value-type="string">
            <text:p>TRUCK #8 total trip time</text:p>
          </table:table-cell>
          <table:table-cell office:value-type="string" calcext:value-type="string">
            <text:p><text:s/>1083 minute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TRUCK #7 begins journey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TRUCK #7 begins journey</text:p>
          </table:table-cell>
          <table:table-cell/>
          <table:table-cell office:value-type="string" calcext:value-type="string">
            <text:p>TRUCK #9 total trip time</text:p>
          </table:table-cell>
          <table:table-cell office:value-type="string" calcext:value-type="string">
            <text:p><text:s/>1069.0 minutes</text:p>
          </table:table-cell>
          <table:table-cell office:value-type="string" calcext:value-type="string">
            <text:p>TRUCK #9 total trip time</text:p>
          </table:table-cell>
          <table:table-cell office:value-type="string" calcext:value-type="string">
            <text:p><text:s/>1069 minute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TRUCK #1 waits at crossi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TRUCK #1 waits at crossing</text:p>
          </table:table-cell>
          <table:table-cell/>
          <table:table-cell office:value-type="string" calcext:value-type="string">
            <text:p>TRUCK #10 total trip time</text:p>
          </table:table-cell>
          <table:table-cell office:value-type="string" calcext:value-type="string">
            <text:p><text:s/>1055.0 minutes</text:p>
          </table:table-cell>
          <table:table-cell office:value-type="string" calcext:value-type="string">
            <text:p>TRUCK #10 total trip time</text:p>
          </table:table-cell>
          <table:table-cell office:value-type="string" calcext:value-type="string">
            <text:p><text:s/>1055 minute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TRUCK #8 begins journe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TRUCK #8 begins journey</text:p>
          </table:table-cell>
          <table:table-cell/>
          <table:table-cell office:value-type="string" calcext:value-type="string">
            <text:p>TRUCK #11 total trip time</text:p>
          </table:table-cell>
          <table:table-cell office:value-type="string" calcext:value-type="string">
            <text:p><text:s/>1041.0 minutes</text:p>
          </table:table-cell>
          <table:table-cell office:value-type="string" calcext:value-type="string">
            <text:p>TRUCK #11 total trip time</text:p>
          </table:table-cell>
          <table:table-cell office:value-type="string" calcext:value-type="string">
            <text:p><text:s/>1041 minut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TRUCK #2 waits at crossin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TRUCK #2 waits at crossing</text:p>
          </table:table-cell>
          <table:table-cell/>
          <table:table-cell office:value-type="string" calcext:value-type="string">
            <text:p>TRUCK #12 total trip time</text:p>
          </table:table-cell>
          <table:table-cell office:value-type="string" calcext:value-type="string">
            <text:p><text:s/>1027.0 minutes</text:p>
          </table:table-cell>
          <table:table-cell office:value-type="string" calcext:value-type="string">
            <text:p>TRUCK #12 total trip time</text:p>
          </table:table-cell>
          <table:table-cell office:value-type="string" calcext:value-type="string">
            <text:p><text:s/>1027 minute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TRUCK #9 begins journey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TRUCK #9 begins journey</text:p>
          </table:table-cell>
          <table:table-cell/>
          <table:table-cell office:value-type="string" calcext:value-type="string">
            <text:p>TRUCK #13 total trip time</text:p>
          </table:table-cell>
          <table:table-cell office:value-type="string" calcext:value-type="string">
            <text:p><text:s/>1013.0 minutes</text:p>
          </table:table-cell>
          <table:table-cell office:value-type="string" calcext:value-type="string">
            <text:p>TRUCK #13 total trip time</text:p>
          </table:table-cell>
          <table:table-cell office:value-type="string" calcext:value-type="string">
            <text:p><text:s/>1013 minut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TRUCK #3 waits at crossin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TRUCK #3 waits at crossing</text:p>
          </table:table-cell>
          <table:table-cell/>
          <table:table-cell office:value-type="string" calcext:value-type="string">
            <text:p>TRUCK #14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4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TRUCK #10 begins journe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TRUCK #10 begins journey</text:p>
          </table:table-cell>
          <table:table-cell/>
          <table:table-cell office:value-type="string" calcext:value-type="string">
            <text:p>TRUCK #15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5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TRUCK #4 waits at cross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TRUCK #4 waits at crossing</text:p>
          </table:table-cell>
          <table:table-cell/>
          <table:table-cell office:value-type="string" calcext:value-type="string">
            <text:p>TRUCK #16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6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TRUCK #11 begins journey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TRUCK #11 begins journey</text:p>
          </table:table-cell>
          <table:table-cell/>
          <table:table-cell office:value-type="string" calcext:value-type="string">
            <text:p>TRUCK #17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7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TRAIN leaves crossin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TRAIN leaves crossing</text:p>
          </table:table-cell>
          <table:table-cell/>
          <table:table-cell office:value-type="string" calcext:value-type="string">
            <text:p>TRUCK #18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8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TRUCK #0 crosses crossin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TRUCK #0 crosses crossing</text:p>
          </table:table-cell>
          <table:table-cell/>
          <table:table-cell office:value-type="string" calcext:value-type="string">
            <text:p>TRUCK #19 total trip time</text:p>
          </table:table-cell>
          <table:table-cell office:value-type="string" calcext:value-type="string">
            <text:p><text:s/>1028.0 minutes</text:p>
          </table:table-cell>
          <table:table-cell office:value-type="string" calcext:value-type="string">
            <text:p>TRUCK #19 total trip time</text:p>
          </table:table-cell>
          <table:table-cell office:value-type="string" calcext:value-type="string">
            <text:p><text:s/>1028 minute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TRUCK #1 crosses crossing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TRUCK #1 crosses crossing</text:p>
          </table:table-cell>
          <table:table-cell/>
          <table:table-cell office:value-type="string" calcext:value-type="string">
            <text:p>TRUCK #20 total trip time</text:p>
          </table:table-cell>
          <table:table-cell office:value-type="string" calcext:value-type="string">
            <text:p><text:s/>1014.0 minutes</text:p>
          </table:table-cell>
          <table:table-cell office:value-type="string" calcext:value-type="string">
            <text:p>TRUCK #20 total trip time</text:p>
          </table:table-cell>
          <table:table-cell office:value-type="string" calcext:value-type="string">
            <text:p><text:s/>1014 minute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TRUCK #2 crosses cross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TRUCK #2 crosses crossing</text:p>
          </table:table-cell>
          <table:table-cell/>
          <table:table-cell office:value-type="string" calcext:value-type="string">
            <text:p>TRUCK #21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21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TRUCK #5 waits at crossi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TRUCK #5 waits at crossing</text:p>
          </table:table-cell>
          <table:table-cell/>
          <table:table-cell office:value-type="string" calcext:value-type="string">
            <text:p>TRUCK #22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22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TRUCK #3 crosses cross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TRUCK #12 begins journey</text:p>
          </table:table-cell>
          <table:table-cell/>
          <table:table-cell office:value-type="string" calcext:value-type="string">
            <text:p>TRUCK #23 total trip time</text:p>
          </table:table-cell>
          <table:table-cell office:value-type="string" calcext:value-type="string">
            <text:p><text:s/>1120.0 minutes</text:p>
          </table:table-cell>
          <table:table-cell office:value-type="string" calcext:value-type="string">
            <text:p>TRUCK #23 total trip time</text:p>
          </table:table-cell>
          <table:table-cell office:value-type="string" calcext:value-type="string">
            <text:p><text:s/>1120 minute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TRUCK #4 crosses crossi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TRUCK #3 crosses crossing</text:p>
          </table:table-cell>
          <table:table-cell/>
          <table:table-cell office:value-type="string" calcext:value-type="string">
            <text:p>TRUCK #24 total trip time</text:p>
          </table:table-cell>
          <table:table-cell office:value-type="string" calcext:value-type="string">
            <text:p><text:s/>1106.0 minutes</text:p>
          </table:table-cell>
          <table:table-cell office:value-type="string" calcext:value-type="string">
            <text:p>TRUCK #24 total trip time</text:p>
          </table:table-cell>
          <table:table-cell office:value-type="string" calcext:value-type="string">
            <text:p><text:s/>1106 minute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TRUCK #5 crosses crossi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TRUCK #4 crosses crossing</text:p>
          </table:table-cell>
          <table:table-cell/>
          <table:table-cell office:value-type="string" calcext:value-type="string">
            <text:p>TRUCK #25 total trip time</text:p>
          </table:table-cell>
          <table:table-cell office:value-type="string" calcext:value-type="string">
            <text:p><text:s/>1092.0 minutes</text:p>
          </table:table-cell>
          <table:table-cell office:value-type="string" calcext:value-type="string">
            <text:p>TRUCK #25 total trip time</text:p>
          </table:table-cell>
          <table:table-cell office:value-type="string" calcext:value-type="string">
            <text:p><text:s/>1092 minute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TRUCK #12 begins journey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TRUCK #5 crosses crossing</text:p>
          </table:table-cell>
          <table:table-cell/>
          <table:table-cell office:value-type="string" calcext:value-type="string">
            <text:p>TRUCK #26 total trip time</text:p>
          </table:table-cell>
          <table:table-cell office:value-type="string" calcext:value-type="string">
            <text:p><text:s/>1078.0 minutes</text:p>
          </table:table-cell>
          <table:table-cell office:value-type="string" calcext:value-type="string">
            <text:p>TRUCK #26 total trip time</text:p>
          </table:table-cell>
          <table:table-cell office:value-type="string" calcext:value-type="string">
            <text:p><text:s/>1078 minute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TRUCK #6 crosses cross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TRUCK #6 crosses crossing</text:p>
          </table:table-cell>
          <table:table-cell/>
          <table:table-cell office:value-type="string" calcext:value-type="string">
            <text:p>TRUCK #27 total trip time</text:p>
          </table:table-cell>
          <table:table-cell office:value-type="string" calcext:value-type="string">
            <text:p><text:s/>1064.0 minutes</text:p>
          </table:table-cell>
          <table:table-cell office:value-type="string" calcext:value-type="string">
            <text:p>TRUCK #27 total trip time</text:p>
          </table:table-cell>
          <table:table-cell office:value-type="string" calcext:value-type="string">
            <text:p><text:s/>1064 minute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TRUCK #13 begins journey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TRUCK #13 begins journey</text:p>
          </table:table-cell>
          <table:table-cell/>
          <table:table-cell office:value-type="string" calcext:value-type="string">
            <text:p>TRUCK #28 total trip time</text:p>
          </table:table-cell>
          <table:table-cell office:value-type="string" calcext:value-type="string">
            <text:p><text:s/>1050.0 minutes</text:p>
          </table:table-cell>
          <table:table-cell office:value-type="string" calcext:value-type="string">
            <text:p>TRUCK #28 total trip time</text:p>
          </table:table-cell>
          <table:table-cell office:value-type="string" calcext:value-type="string">
            <text:p><text:s/>1050 minute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TRUCK #7 crosses cross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TRUCK #7 crosses crossing</text:p>
          </table:table-cell>
          <table:table-cell/>
          <table:table-cell office:value-type="string" calcext:value-type="string">
            <text:p>TRUCK #29 total trip time</text:p>
          </table:table-cell>
          <table:table-cell office:value-type="string" calcext:value-type="string">
            <text:p><text:s/>1036.0 minutes</text:p>
          </table:table-cell>
          <table:table-cell office:value-type="string" calcext:value-type="string">
            <text:p>TRUCK #29 total trip time</text:p>
          </table:table-cell>
          <table:table-cell office:value-type="string" calcext:value-type="string">
            <text:p><text:s/>1036 minute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TRUCK #14 begins journey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TRUCK #14 begins journey</text:p>
          </table:table-cell>
          <table:table-cell/>
          <table:table-cell office:value-type="string" calcext:value-type="string">
            <text:p>TRUCK #30 total trip time</text:p>
          </table:table-cell>
          <table:table-cell office:value-type="string" calcext:value-type="string">
            <text:p><text:s/>1022.0 minutes</text:p>
          </table:table-cell>
          <table:table-cell office:value-type="string" calcext:value-type="string">
            <text:p>TRUCK #30 total trip time</text:p>
          </table:table-cell>
          <table:table-cell office:value-type="string" calcext:value-type="string">
            <text:p><text:s/>1022 minut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TRAIN arrives at crossin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TRAIN arrives at crossing</text:p>
          </table:table-cell>
          <table:table-cell/>
          <table:table-cell office:value-type="string" calcext:value-type="string">
            <text:p>TRUCK #31 total trip time</text:p>
          </table:table-cell>
          <table:table-cell office:value-type="string" calcext:value-type="string">
            <text:p><text:s/>1008.0 minutes</text:p>
          </table:table-cell>
          <table:table-cell office:value-type="string" calcext:value-type="string">
            <text:p>TRUCK #31 total trip time</text:p>
          </table:table-cell>
          <table:table-cell office:value-type="string" calcext:value-type="string">
            <text:p><text:s/>1008 minute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TRUCK #8 waits at crossin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TRUCK #8 waits at crossing</text:p>
          </table:table-cell>
          <table:table-cell/>
          <table:table-cell office:value-type="string" calcext:value-type="string">
            <text:p>TRUCK #32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32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TRUCK #15 begins journey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TRUCK #15 begins journey</text:p>
          </table:table-cell>
          <table:table-cell/>
          <table:table-cell office:value-type="string" calcext:value-type="string">
            <text:p>TRUCK #33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33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TRUCK #9 waits at cross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TRUCK #9 waits at crossing</text:p>
          </table:table-cell>
          <table:table-cell/>
          <table:table-cell office:value-type="string" calcext:value-type="string">
            <text:p>TRUCK #34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34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TRUCK #16 begins journey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TRUCK #16 begins journey</text:p>
          </table:table-cell>
          <table:table-cell/>
          <table:table-cell office:value-type="string" calcext:value-type="string">
            <text:p>TRUCK #35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35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TRUCK #10 waits at crossin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TRUCK #10 waits at crossing</text:p>
          </table:table-cell>
          <table:table-cell/>
          <table:table-cell office:value-type="string" calcext:value-type="string">
            <text:p>TRUCK #36 total trip time</text:p>
          </table:table-cell>
          <table:table-cell office:value-type="string" calcext:value-type="string">
            <text:p><text:s/>1056.0 minutes</text:p>
          </table:table-cell>
          <table:table-cell office:value-type="string" calcext:value-type="string">
            <text:p>TRUCK #36 total trip time</text:p>
          </table:table-cell>
          <table:table-cell office:value-type="string" calcext:value-type="string">
            <text:p><text:s/>1056 minute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TRUCK #17 begins journe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TRUCK #17 begins journey</text:p>
          </table:table-cell>
          <table:table-cell/>
          <table:table-cell office:value-type="string" calcext:value-type="string">
            <text:p>TRUCK #37 total trip time</text:p>
          </table:table-cell>
          <table:table-cell office:value-type="string" calcext:value-type="string">
            <text:p><text:s/>1042.0 minutes</text:p>
          </table:table-cell>
          <table:table-cell office:value-type="string" calcext:value-type="string">
            <text:p>TRUCK #37 total trip time</text:p>
          </table:table-cell>
          <table:table-cell office:value-type="string" calcext:value-type="string">
            <text:p><text:s/>1042 minute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TRUCK #11 waits at crossing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TRUCK #11 waits at crossing</text:p>
          </table:table-cell>
          <table:table-cell/>
          <table:table-cell office:value-type="string" calcext:value-type="string">
            <text:p>TRUCK #38 total trip time</text:p>
          </table:table-cell>
          <table:table-cell office:value-type="string" calcext:value-type="string">
            <text:p><text:s/>1028.0 minutes</text:p>
          </table:table-cell>
          <table:table-cell office:value-type="string" calcext:value-type="string">
            <text:p>TRUCK #38 total trip time</text:p>
          </table:table-cell>
          <table:table-cell office:value-type="string" calcext:value-type="string">
            <text:p><text:s/>1028 minute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TRUCK #18 begins journey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TRUCK #18 begins journey</text:p>
          </table:table-cell>
          <table:table-cell/>
          <table:table-cell office:value-type="string" calcext:value-type="string">
            <text:p>TRUCK #39 total trip time</text:p>
          </table:table-cell>
          <table:table-cell office:value-type="string" calcext:value-type="string">
            <text:p><text:s/>1014.0 minutes</text:p>
          </table:table-cell>
          <table:table-cell office:value-type="string" calcext:value-type="string">
            <text:p>TRUCK #39 total trip time</text:p>
          </table:table-cell>
          <table:table-cell office:value-type="string" calcext:value-type="string">
            <text:p><text:s/>1014 minute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TRUCK #12 waits at crossin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TRUCK #12 waits at crossing</text:p>
          </table:table-cell>
          <table:table-cell/>
          <table:table-cell office:value-type="string" calcext:value-type="string">
            <text:p>TRUCK #40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40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TRUCK #19 begins journey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TRUCK #19 begins journey</text:p>
          </table:table-cell>
          <table:table-cell/>
          <table:table-cell office:value-type="string" calcext:value-type="string">
            <text:p>TRUCK #41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41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TRUCK #13 waits at crossing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TRUCK #13 waits at crossing</text:p>
          </table:table-cell>
          <table:table-cell/>
          <table:table-cell office:value-type="string" calcext:value-type="string">
            <text:p>TRUCK #42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42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TRUCK #20 begins journe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TRUCK #20 begins journey</text:p>
          </table:table-cell>
          <table:table-cell/>
          <table:table-cell office:value-type="string" calcext:value-type="string">
            <text:p>TRUCK #43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43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TRAIN leaves crossing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TRAIN leaves crossing</text:p>
          </table:table-cell>
          <table:table-cell/>
          <table:table-cell office:value-type="string" calcext:value-type="string">
            <text:p>TRUCK #44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44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TRUCK #8 crosses cross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TRUCK #8 crosses crossing</text:p>
          </table:table-cell>
          <table:table-cell/>
          <table:table-cell office:value-type="string" calcext:value-type="string">
            <text:p>TRUCK #45 total trip time</text:p>
          </table:table-cell>
          <table:table-cell office:value-type="string" calcext:value-type="string">
            <text:p><text:s/>1054.0 minutes</text:p>
          </table:table-cell>
          <table:table-cell office:value-type="string" calcext:value-type="string">
            <text:p>TRUCK #45 total trip time</text:p>
          </table:table-cell>
          <table:table-cell office:value-type="string" calcext:value-type="string">
            <text:p><text:s/>1054 minute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TRUCK #9 crosses crossing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TRUCK #9 crosses crossing</text:p>
          </table:table-cell>
          <table:table-cell/>
          <table:table-cell office:value-type="string" calcext:value-type="string">
            <text:p>TRUCK #46 total trip time</text:p>
          </table:table-cell>
          <table:table-cell office:value-type="string" calcext:value-type="string">
            <text:p><text:s/>1040.0 minutes</text:p>
          </table:table-cell>
          <table:table-cell office:value-type="string" calcext:value-type="string">
            <text:p>TRUCK #46 total trip time</text:p>
          </table:table-cell>
          <table:table-cell office:value-type="string" calcext:value-type="string">
            <text:p><text:s/>1040 minute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TRUCK #10 crosses crossing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TRUCK #10 crosses crossing</text:p>
          </table:table-cell>
          <table:table-cell/>
          <table:table-cell office:value-type="string" calcext:value-type="string">
            <text:p>TRUCK #47 total trip time</text:p>
          </table:table-cell>
          <table:table-cell office:value-type="string" calcext:value-type="string">
            <text:p><text:s/>1026.0 minutes</text:p>
          </table:table-cell>
          <table:table-cell office:value-type="string" calcext:value-type="string">
            <text:p>TRUCK #47 total trip time</text:p>
          </table:table-cell>
          <table:table-cell office:value-type="string" calcext:value-type="string">
            <text:p><text:s/>1026 minute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TRUCK #11 crosses crossing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TRUCK #11 crosses crossing</text:p>
          </table:table-cell>
          <table:table-cell/>
          <table:table-cell office:value-type="string" calcext:value-type="string">
            <text:p>TRUCK #48 total trip time</text:p>
          </table:table-cell>
          <table:table-cell office:value-type="string" calcext:value-type="string">
            <text:p><text:s/>1012.0 minutes</text:p>
          </table:table-cell>
          <table:table-cell office:value-type="string" calcext:value-type="string">
            <text:p>TRUCK #48 total trip time</text:p>
          </table:table-cell>
          <table:table-cell office:value-type="string" calcext:value-type="string">
            <text:p><text:s/>1012 minute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TRUCK #12 crosses crossing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TRUCK #12 crosses crossing</text:p>
          </table:table-cell>
          <table:table-cell/>
          <table:table-cell office:value-type="string" calcext:value-type="string">
            <text:p>TRUCK #49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49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TRUCK #13 crosses crossing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/>TRUCK #13 crosses crossing</text:p>
          </table:table-cell>
          <table:table-cell/>
          <table:table-cell office:value-type="string" calcext:value-type="string">
            <text:p>TRUCK #50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50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TRUCK #14 crosses crossin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TRUCK #14 crosses crossing</text:p>
          </table:table-cell>
          <table:table-cell/>
          <table:table-cell office:value-type="string" calcext:value-type="string">
            <text:p>TRUCK #51 total trip time</text:p>
          </table:table-cell>
          <table:table-cell office:value-type="string" calcext:value-type="string">
            <text:p><text:s/>1140.0 minutes</text:p>
          </table:table-cell>
          <table:table-cell office:value-type="string" calcext:value-type="string">
            <text:p>TRUCK #51 total trip time</text:p>
          </table:table-cell>
          <table:table-cell office:value-type="string" calcext:value-type="string">
            <text:p><text:s/>1140 minute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TRUCK #21 begins journey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TRUCK #21 begins journey</text:p>
          </table:table-cell>
          <table:table-cell/>
          <table:table-cell office:value-type="string" calcext:value-type="string">
            <text:p>TRUCK #52 total trip time</text:p>
          </table:table-cell>
          <table:table-cell office:value-type="string" calcext:value-type="string">
            <text:p><text:s/>1126.0 minutes</text:p>
          </table:table-cell>
          <table:table-cell office:value-type="string" calcext:value-type="string">
            <text:p>TRUCK #52 total trip time</text:p>
          </table:table-cell>
          <table:table-cell office:value-type="string" calcext:value-type="string">
            <text:p><text:s/>1126 minute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TRUCK #15 crosses crossin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TRUCK #15 crosses crossing</text:p>
          </table:table-cell>
          <table:table-cell/>
          <table:table-cell office:value-type="string" calcext:value-type="string">
            <text:p>TRUCK #53 total trip time</text:p>
          </table:table-cell>
          <table:table-cell office:value-type="string" calcext:value-type="string">
            <text:p><text:s/>1112.0 minutes</text:p>
          </table:table-cell>
          <table:table-cell office:value-type="string" calcext:value-type="string">
            <text:p>TRUCK #53 total trip time</text:p>
          </table:table-cell>
          <table:table-cell office:value-type="string" calcext:value-type="string">
            <text:p><text:s/>1112 minute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TRUCK #22 begins journey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TRUCK #22 begins journey</text:p>
          </table:table-cell>
          <table:table-cell/>
          <table:table-cell office:value-type="string" calcext:value-type="string">
            <text:p>TRUCK #54 total trip time</text:p>
          </table:table-cell>
          <table:table-cell office:value-type="string" calcext:value-type="string">
            <text:p><text:s/>1098.0 minutes</text:p>
          </table:table-cell>
          <table:table-cell office:value-type="string" calcext:value-type="string">
            <text:p>TRUCK #54 total trip time</text:p>
          </table:table-cell>
          <table:table-cell office:value-type="string" calcext:value-type="string">
            <text:p><text:s/>1098 minute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TRUCK #16 crosses crossing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TRUCK #16 crosses crossing</text:p>
          </table:table-cell>
          <table:table-cell/>
          <table:table-cell office:value-type="string" calcext:value-type="string">
            <text:p>TRUCK #55 total trip time</text:p>
          </table:table-cell>
          <table:table-cell office:value-type="string" calcext:value-type="string">
            <text:p><text:s/>1084.0 minutes</text:p>
          </table:table-cell>
          <table:table-cell office:value-type="string" calcext:value-type="string">
            <text:p>TRUCK #55 total trip time</text:p>
          </table:table-cell>
          <table:table-cell office:value-type="string" calcext:value-type="string">
            <text:p><text:s/>1084 minute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TRUCK #23 begins journey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TRUCK #23 begins journey</text:p>
          </table:table-cell>
          <table:table-cell/>
          <table:table-cell office:value-type="string" calcext:value-type="string">
            <text:p>TRUCK #56 total trip time</text:p>
          </table:table-cell>
          <table:table-cell office:value-type="string" calcext:value-type="string">
            <text:p><text:s/>1070.0 minutes</text:p>
          </table:table-cell>
          <table:table-cell office:value-type="string" calcext:value-type="string">
            <text:p>TRUCK #56 total trip time</text:p>
          </table:table-cell>
          <table:table-cell office:value-type="string" calcext:value-type="string">
            <text:p><text:s/>1070 minute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TRUCK #17 crosses cross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TRUCK #17 crosses crossing</text:p>
          </table:table-cell>
          <table:table-cell/>
          <table:table-cell office:value-type="string" calcext:value-type="string">
            <text:p>TRUCK #57 total trip time</text:p>
          </table:table-cell>
          <table:table-cell office:value-type="string" calcext:value-type="string">
            <text:p><text:s/>1056.0 minutes</text:p>
          </table:table-cell>
          <table:table-cell office:value-type="string" calcext:value-type="string">
            <text:p>TRUCK #57 total trip time</text:p>
          </table:table-cell>
          <table:table-cell office:value-type="string" calcext:value-type="string">
            <text:p><text:s/>1056 minute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TRUCK #24 begins journey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TRUCK #24 begins journey</text:p>
          </table:table-cell>
          <table:table-cell/>
          <table:table-cell office:value-type="string" calcext:value-type="string">
            <text:p>TRUCK #58 total trip time</text:p>
          </table:table-cell>
          <table:table-cell office:value-type="string" calcext:value-type="string">
            <text:p><text:s/>1042.0 minutes</text:p>
          </table:table-cell>
          <table:table-cell office:value-type="string" calcext:value-type="string">
            <text:p>TRUCK #58 total trip time</text:p>
          </table:table-cell>
          <table:table-cell office:value-type="string" calcext:value-type="string">
            <text:p><text:s/>1042 minutes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TRUCK #18 crosses crossing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TRUCK #18 crosses crossing</text:p>
          </table:table-cell>
          <table:table-cell/>
          <table:table-cell office:value-type="string" calcext:value-type="string">
            <text:p>TRUCK #59 total trip time</text:p>
          </table:table-cell>
          <table:table-cell office:value-type="string" calcext:value-type="string">
            <text:p><text:s/>1028.0 minutes</text:p>
          </table:table-cell>
          <table:table-cell office:value-type="string" calcext:value-type="string">
            <text:p>TRUCK #59 total trip time</text:p>
          </table:table-cell>
          <table:table-cell office:value-type="string" calcext:value-type="string">
            <text:p><text:s/>1028 minute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TRUCK #25 begins journey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s/>TRUCK #25 begins journey</text:p>
          </table:table-cell>
          <table:table-cell/>
          <table:table-cell office:value-type="string" calcext:value-type="string">
            <text:p>TRUCK #60 total trip time</text:p>
          </table:table-cell>
          <table:table-cell office:value-type="string" calcext:value-type="string">
            <text:p><text:s/>1014.0 minutes</text:p>
          </table:table-cell>
          <table:table-cell office:value-type="string" calcext:value-type="string">
            <text:p>TRUCK #60 total trip time</text:p>
          </table:table-cell>
          <table:table-cell office:value-type="string" calcext:value-type="string">
            <text:p><text:s/>1014 minute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TRAIN arrives at crossing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TRAIN arrives at crossing</text:p>
          </table:table-cell>
          <table:table-cell/>
          <table:table-cell office:value-type="string" calcext:value-type="string">
            <text:p>TRUCK #61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61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TRUCK #19 waits at crossing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/>TRUCK #19 waits at crossing</text:p>
          </table:table-cell>
          <table:table-cell/>
          <table:table-cell office:value-type="string" calcext:value-type="string">
            <text:p>TRUCK #62 total trip time</text:p>
          </table:table-cell>
          <table:table-cell office:value-type="string" calcext:value-type="string">
            <text:p><text:s/>1060.0 minutes</text:p>
          </table:table-cell>
          <table:table-cell office:value-type="string" calcext:value-type="string">
            <text:p>TRUCK #62 total trip time</text:p>
          </table:table-cell>
          <table:table-cell office:value-type="string" calcext:value-type="string">
            <text:p><text:s/>1060 minute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TRUCK #26 begins journey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TRUCK #26 begins journey</text:p>
          </table:table-cell>
          <table:table-cell/>
          <table:table-cell office:value-type="string" calcext:value-type="string">
            <text:p>TRUCK #63 total trip time</text:p>
          </table:table-cell>
          <table:table-cell office:value-type="string" calcext:value-type="string">
            <text:p><text:s/>1046.0 minutes</text:p>
          </table:table-cell>
          <table:table-cell office:value-type="string" calcext:value-type="string">
            <text:p>TRUCK #63 total trip time</text:p>
          </table:table-cell>
          <table:table-cell office:value-type="string" calcext:value-type="string">
            <text:p><text:s/>1046 minute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TRUCK #20 waits at crossin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TRUCK #20 waits at crossing</text:p>
          </table:table-cell>
          <table:table-cell/>
          <table:table-cell office:value-type="string" calcext:value-type="string">
            <text:p>TRUCK #64 total trip time</text:p>
          </table:table-cell>
          <table:table-cell office:value-type="string" calcext:value-type="string">
            <text:p><text:s/>1032.0 minutes</text:p>
          </table:table-cell>
          <table:table-cell office:value-type="string" calcext:value-type="string">
            <text:p>TRUCK #64 total trip time</text:p>
          </table:table-cell>
          <table:table-cell office:value-type="string" calcext:value-type="string">
            <text:p><text:s/>1032 minute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TRUCK #27 begins journey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TRUCK #27 begins journey</text:p>
          </table:table-cell>
          <table:table-cell/>
          <table:table-cell office:value-type="string" calcext:value-type="string">
            <text:p>TRUCK #65 total trip time</text:p>
          </table:table-cell>
          <table:table-cell office:value-type="string" calcext:value-type="string">
            <text:p><text:s/>1018.0 minutes</text:p>
          </table:table-cell>
          <table:table-cell office:value-type="string" calcext:value-type="string">
            <text:p>TRUCK #65 total trip time</text:p>
          </table:table-cell>
          <table:table-cell office:value-type="string" calcext:value-type="string">
            <text:p><text:s/>1018 minute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TRAIN leaves crossing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TRAIN leaves crossing</text:p>
          </table:table-cell>
          <table:table-cell/>
          <table:table-cell office:value-type="string" calcext:value-type="string">
            <text:p>TRUCK #66 total trip time</text:p>
          </table:table-cell>
          <table:table-cell office:value-type="string" calcext:value-type="string">
            <text:p><text:s/>1004.0 minutes</text:p>
          </table:table-cell>
          <table:table-cell office:value-type="string" calcext:value-type="string">
            <text:p>TRUCK #66 total trip time</text:p>
          </table:table-cell>
          <table:table-cell office:value-type="string" calcext:value-type="string">
            <text:p><text:s/>1004 minutes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TRUCK #19 crosses crossing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/>TRUCK #19 crosses crossing</text:p>
          </table:table-cell>
          <table:table-cell/>
          <table:table-cell office:value-type="string" calcext:value-type="string">
            <text:p>TRUCK #67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67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TRUCK #20 crosses crossing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/>TRUCK #20 crosses crossing</text:p>
          </table:table-cell>
          <table:table-cell/>
          <table:table-cell office:value-type="string" calcext:value-type="string">
            <text:p>TRUCK #68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68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TRUCK #21 crosses crossing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/>TRUCK #21 crosses crossing</text:p>
          </table:table-cell>
          <table:table-cell/>
          <table:table-cell office:value-type="string" calcext:value-type="string">
            <text:p>TRUCK #69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69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TRUCK #28 begins journey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TRUCK #28 begins journey</text:p>
          </table:table-cell>
          <table:table-cell/>
          <table:table-cell office:value-type="string" calcext:value-type="string">
            <text:p>TRUCK #70 total trip time</text:p>
          </table:table-cell>
          <table:table-cell office:value-type="string" calcext:value-type="string">
            <text:p><text:s/>1093.0 minutes</text:p>
          </table:table-cell>
          <table:table-cell office:value-type="string" calcext:value-type="string">
            <text:p>TRUCK #70 total trip time</text:p>
          </table:table-cell>
          <table:table-cell office:value-type="string" calcext:value-type="string">
            <text:p><text:s/>1093 minute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TRUCK #22 crosses crossing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/>TRUCK #22 crosses crossing</text:p>
          </table:table-cell>
          <table:table-cell/>
          <table:table-cell office:value-type="string" calcext:value-type="string">
            <text:p>TRUCK #71 total trip time</text:p>
          </table:table-cell>
          <table:table-cell office:value-type="string" calcext:value-type="string">
            <text:p><text:s/>1079.0 minutes</text:p>
          </table:table-cell>
          <table:table-cell office:value-type="string" calcext:value-type="string">
            <text:p>TRUCK #71 total trip time</text:p>
          </table:table-cell>
          <table:table-cell office:value-type="string" calcext:value-type="string">
            <text:p><text:s/>1079 minute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TRUCK #29 begins journey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TRUCK #29 begins journey</text:p>
          </table:table-cell>
          <table:table-cell/>
          <table:table-cell office:value-type="string" calcext:value-type="string">
            <text:p>TRUCK #72 total trip time</text:p>
          </table:table-cell>
          <table:table-cell office:value-type="string" calcext:value-type="string">
            <text:p><text:s/>1065.0 minutes</text:p>
          </table:table-cell>
          <table:table-cell office:value-type="string" calcext:value-type="string">
            <text:p>TRUCK #72 total trip time</text:p>
          </table:table-cell>
          <table:table-cell office:value-type="string" calcext:value-type="string">
            <text:p><text:s/>1065 minute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TRAIN arrives at crossing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TRAIN arrives at crossing</text:p>
          </table:table-cell>
          <table:table-cell/>
          <table:table-cell office:value-type="string" calcext:value-type="string">
            <text:p>TRUCK #73 total trip time</text:p>
          </table:table-cell>
          <table:table-cell office:value-type="string" calcext:value-type="string">
            <text:p><text:s/>1051.0 minutes</text:p>
          </table:table-cell>
          <table:table-cell office:value-type="string" calcext:value-type="string">
            <text:p>TRUCK #73 total trip time</text:p>
          </table:table-cell>
          <table:table-cell office:value-type="string" calcext:value-type="string">
            <text:p><text:s/>1051 minute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TRUCK #23 waits at crossing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TRUCK #23 waits at crossing</text:p>
          </table:table-cell>
          <table:table-cell/>
          <table:table-cell office:value-type="string" calcext:value-type="string">
            <text:p>TRUCK #74 total trip time</text:p>
          </table:table-cell>
          <table:table-cell office:value-type="string" calcext:value-type="string">
            <text:p><text:s/>1037.0 minutes</text:p>
          </table:table-cell>
          <table:table-cell office:value-type="string" calcext:value-type="string">
            <text:p>TRUCK #74 total trip time</text:p>
          </table:table-cell>
          <table:table-cell office:value-type="string" calcext:value-type="string">
            <text:p><text:s/>1037 minutes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TRUCK #30 begins journe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TRUCK #30 begins journey</text:p>
          </table:table-cell>
          <table:table-cell/>
          <table:table-cell office:value-type="string" calcext:value-type="string">
            <text:p>TRUCK #75 total trip time</text:p>
          </table:table-cell>
          <table:table-cell office:value-type="string" calcext:value-type="string">
            <text:p><text:s/>1023.0 minutes</text:p>
          </table:table-cell>
          <table:table-cell office:value-type="string" calcext:value-type="string">
            <text:p>TRUCK #75 total trip time</text:p>
          </table:table-cell>
          <table:table-cell office:value-type="string" calcext:value-type="string">
            <text:p><text:s/>1023 minute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TRUCK #24 waits at crossing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TRUCK #24 waits at crossing</text:p>
          </table:table-cell>
          <table:table-cell/>
          <table:table-cell office:value-type="string" calcext:value-type="string">
            <text:p>TRUCK #76 total trip time</text:p>
          </table:table-cell>
          <table:table-cell office:value-type="string" calcext:value-type="string">
            <text:p><text:s/>1009.0 minutes</text:p>
          </table:table-cell>
          <table:table-cell office:value-type="string" calcext:value-type="string">
            <text:p>TRUCK #76 total trip time</text:p>
          </table:table-cell>
          <table:table-cell office:value-type="string" calcext:value-type="string">
            <text:p><text:s/>1009 minute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s/>TRUCK #31 begins journey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s/>TRUCK #31 begins journey</text:p>
          </table:table-cell>
          <table:table-cell/>
          <table:table-cell office:value-type="string" calcext:value-type="string">
            <text:p>TRUCK #77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77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s/>TRUCK #25 waits at crossing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s/>TRUCK #25 waits at crossing</text:p>
          </table:table-cell>
          <table:table-cell/>
          <table:table-cell office:value-type="string" calcext:value-type="string">
            <text:p>TRUCK #78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78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TRUCK #32 begins journey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TRUCK #32 begins journey</text:p>
          </table:table-cell>
          <table:table-cell/>
          <table:table-cell office:value-type="string" calcext:value-type="string">
            <text:p>TRUCK #79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79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TRUCK #26 waits at crossing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<text:s/>TRUCK #26 waits at crossing</text:p>
          </table:table-cell>
          <table:table-cell/>
          <table:table-cell office:value-type="string" calcext:value-type="string">
            <text:p>TRUCK #80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80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s/>TRUCK #33 begins journey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TRUCK #33 begins journey</text:p>
          </table:table-cell>
          <table:table-cell/>
          <table:table-cell office:value-type="string" calcext:value-type="string">
            <text:p>TRUCK #81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81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TRUCK #27 waits at crossing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TRUCK #27 waits at crossing</text:p>
          </table:table-cell>
          <table:table-cell/>
          <table:table-cell office:value-type="string" calcext:value-type="string">
            <text:p>TRUCK #82 total trip time</text:p>
          </table:table-cell>
          <table:table-cell office:value-type="string" calcext:value-type="string">
            <text:p><text:s/>1051.0 minutes</text:p>
          </table:table-cell>
          <table:table-cell office:value-type="string" calcext:value-type="string">
            <text:p>TRUCK #82 total trip time</text:p>
          </table:table-cell>
          <table:table-cell office:value-type="string" calcext:value-type="string">
            <text:p><text:s/>1051 minute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TRUCK #34 begins journey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/>TRUCK #34 begins journey</text:p>
          </table:table-cell>
          <table:table-cell/>
          <table:table-cell office:value-type="string" calcext:value-type="string">
            <text:p>TRUCK #83 total trip time</text:p>
          </table:table-cell>
          <table:table-cell office:value-type="string" calcext:value-type="string">
            <text:p><text:s/>1068.0 minutes</text:p>
          </table:table-cell>
          <table:table-cell office:value-type="string" calcext:value-type="string">
            <text:p>TRUCK #83 total trip time</text:p>
          </table:table-cell>
          <table:table-cell office:value-type="string" calcext:value-type="string">
            <text:p><text:s/>1068 minute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TRUCK #28 waits at crossing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/>TRUCK #28 waits at crossing</text:p>
          </table:table-cell>
          <table:table-cell/>
          <table:table-cell office:value-type="string" calcext:value-type="string">
            <text:p>TRUCK #84 total trip time</text:p>
          </table:table-cell>
          <table:table-cell office:value-type="string" calcext:value-type="string">
            <text:p><text:s/>1054.0 minutes</text:p>
          </table:table-cell>
          <table:table-cell office:value-type="string" calcext:value-type="string">
            <text:p>TRUCK #84 total trip time</text:p>
          </table:table-cell>
          <table:table-cell office:value-type="string" calcext:value-type="string">
            <text:p><text:s/>1054 minute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TRUCK #35 begins journey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/>TRUCK #35 begins journey</text:p>
          </table:table-cell>
          <table:table-cell/>
          <table:table-cell office:value-type="string" calcext:value-type="string">
            <text:p>TRUCK #85 total trip time</text:p>
          </table:table-cell>
          <table:table-cell office:value-type="string" calcext:value-type="string">
            <text:p><text:s/>1040.0 minutes</text:p>
          </table:table-cell>
          <table:table-cell office:value-type="string" calcext:value-type="string">
            <text:p>TRUCK #85 total trip time</text:p>
          </table:table-cell>
          <table:table-cell office:value-type="string" calcext:value-type="string">
            <text:p><text:s/>1040 minute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s/>TRUCK #29 waits at crossing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/>TRUCK #29 waits at crossing</text:p>
          </table:table-cell>
          <table:table-cell/>
          <table:table-cell office:value-type="string" calcext:value-type="string">
            <text:p>TRUCK #86 total trip time</text:p>
          </table:table-cell>
          <table:table-cell office:value-type="string" calcext:value-type="string">
            <text:p><text:s/>1026.0 minutes</text:p>
          </table:table-cell>
          <table:table-cell office:value-type="string" calcext:value-type="string">
            <text:p>TRUCK #86 total trip time</text:p>
          </table:table-cell>
          <table:table-cell office:value-type="string" calcext:value-type="string">
            <text:p><text:s/>1026 minut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TRUCK #36 begins journey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TRUCK #36 begins journey</text:p>
          </table:table-cell>
          <table:table-cell/>
          <table:table-cell office:value-type="string" calcext:value-type="string">
            <text:p>TRUCK #87 total trip time</text:p>
          </table:table-cell>
          <table:table-cell office:value-type="string" calcext:value-type="string">
            <text:p><text:s/>1012.0 minutes</text:p>
          </table:table-cell>
          <table:table-cell office:value-type="string" calcext:value-type="string">
            <text:p>TRUCK #87 total trip time</text:p>
          </table:table-cell>
          <table:table-cell office:value-type="string" calcext:value-type="string">
            <text:p><text:s/>1012 minute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TRUCK #30 waits at crossing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/>TRUCK #30 waits at crossing</text:p>
          </table:table-cell>
          <table:table-cell/>
          <table:table-cell office:value-type="string" calcext:value-type="string">
            <text:p>TRUCK #88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88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TRUCK #37 begins journey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<text:s/>TRUCK #37 begins journey</text:p>
          </table:table-cell>
          <table:table-cell/>
          <table:table-cell office:value-type="string" calcext:value-type="string">
            <text:p>TRUCK #89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89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TRAIN leaves crossing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<text:s/>TRAIN leaves crossing</text:p>
          </table:table-cell>
          <table:table-cell/>
          <table:table-cell office:value-type="string" calcext:value-type="string">
            <text:p>TRUCK #90 total trip time</text:p>
          </table:table-cell>
          <table:table-cell office:value-type="string" calcext:value-type="string">
            <text:p><text:s/>1043.0 minutes</text:p>
          </table:table-cell>
          <table:table-cell office:value-type="string" calcext:value-type="string">
            <text:p>TRUCK #90 total trip time</text:p>
          </table:table-cell>
          <table:table-cell office:value-type="string" calcext:value-type="string">
            <text:p><text:s/>1043 minute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TRUCK #31 waits at crossing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TRUCK #31 waits at crossing</text:p>
          </table:table-cell>
          <table:table-cell/>
          <table:table-cell office:value-type="string" calcext:value-type="string">
            <text:p>TRUCK #91 total trip time</text:p>
          </table:table-cell>
          <table:table-cell office:value-type="string" calcext:value-type="string">
            <text:p><text:s/>1029.0 minutes</text:p>
          </table:table-cell>
          <table:table-cell office:value-type="string" calcext:value-type="string">
            <text:p>TRUCK #91 total trip time</text:p>
          </table:table-cell>
          <table:table-cell office:value-type="string" calcext:value-type="string">
            <text:p><text:s/>1029 minute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TRUCK #23 crosses cross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/>TRUCK #38 begins journey</text:p>
          </table:table-cell>
          <table:table-cell/>
          <table:table-cell office:value-type="string" calcext:value-type="string">
            <text:p>TRUCK #92 total trip time</text:p>
          </table:table-cell>
          <table:table-cell office:value-type="string" calcext:value-type="string">
            <text:p><text:s/>1015.0 minutes</text:p>
          </table:table-cell>
          <table:table-cell office:value-type="string" calcext:value-type="string">
            <text:p>TRUCK #92 total trip time</text:p>
          </table:table-cell>
          <table:table-cell office:value-type="string" calcext:value-type="string">
            <text:p><text:s/>1015 minute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TRUCK #24 crosses crossing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TRUCK #23 crosses crossing</text:p>
          </table:table-cell>
          <table:table-cell/>
          <table:table-cell office:value-type="string" calcext:value-type="string">
            <text:p>TRUCK #93 total trip time</text:p>
          </table:table-cell>
          <table:table-cell office:value-type="string" calcext:value-type="string">
            <text:p><text:s/>1001.0 minutes</text:p>
          </table:table-cell>
          <table:table-cell office:value-type="string" calcext:value-type="string">
            <text:p>TRUCK #93 total trip time</text:p>
          </table:table-cell>
          <table:table-cell office:value-type="string" calcext:value-type="string">
            <text:p><text:s/>1001 minute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TRUCK #25 crosses crossing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/>TRUCK #24 crosses crossing</text:p>
          </table:table-cell>
          <table:table-cell/>
          <table:table-cell office:value-type="string" calcext:value-type="string">
            <text:p>TRUCK #94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94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<text:s/>TRUCK #26 crosses crossing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<text:s/>TRUCK #25 crosses crossing</text:p>
          </table:table-cell>
          <table:table-cell/>
          <table:table-cell office:value-type="string" calcext:value-type="string">
            <text:p>TRUCK #95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95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TRUCK #27 crosses crossing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/>TRUCK #26 crosses crossing</text:p>
          </table:table-cell>
          <table:table-cell/>
          <table:table-cell office:value-type="string" calcext:value-type="string">
            <text:p>TRUCK #96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96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s/>TRUCK #38 begins journe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TRUCK #27 crosses crossing</text:p>
          </table:table-cell>
          <table:table-cell/>
          <table:table-cell office:value-type="string" calcext:value-type="string">
            <text:p>TRUCK #97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97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s/>TRUCK #28 crosses cross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/>TRUCK #28 crosses crossing</text:p>
          </table:table-cell>
          <table:table-cell/>
          <table:table-cell office:value-type="string" calcext:value-type="string">
            <text:p>TRUCK #98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98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<text:s/>TRUCK #29 crosses crossing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TRUCK #29 crosses crossing</text:p>
          </table:table-cell>
          <table:table-cell/>
          <table:table-cell office:value-type="string" calcext:value-type="string">
            <text:p>TRUCK #99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99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<text:s/>TRUCK #30 crosses crossing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<text:s/>TRUCK #30 crosses crossing</text:p>
          </table:table-cell>
          <table:table-cell/>
          <table:table-cell office:value-type="string" calcext:value-type="string">
            <text:p>TRUCK #100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00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TRUCK #31 crosses crossing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<text:s/>TRUCK #31 crosses crossing</text:p>
          </table:table-cell>
          <table:table-cell/>
          <table:table-cell office:value-type="string" calcext:value-type="string">
            <text:p>TRUCK #101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01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TRUCK #32 crosses crossing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<text:s/>TRUCK #32 crosses crossing</text:p>
          </table:table-cell>
          <table:table-cell/>
          <table:table-cell office:value-type="string" calcext:value-type="string">
            <text:p>TRUCK #102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02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<text:s/>TRUCK #39 begins journey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/>TRUCK #39 begins journey</text:p>
          </table:table-cell>
          <table:table-cell/>
          <table:table-cell office:value-type="string" calcext:value-type="string">
            <text:p>TRUCK #103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03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<text:s/>TRUCK #33 crosses crossin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/>TRUCK #33 crosses crossing</text:p>
          </table:table-cell>
          <table:table-cell/>
          <table:table-cell office:value-type="string" calcext:value-type="string">
            <text:p>TRUCK #104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04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<text:s/>TRUCK #40 begins journe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TRUCK #40 begins journey</text:p>
          </table:table-cell>
          <table:table-cell/>
          <table:table-cell office:value-type="string" calcext:value-type="string">
            <text:p>TRUCK #105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05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<text:s/>TRUCK #34 crosses crossing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TRUCK #34 crosses crossing</text:p>
          </table:table-cell>
          <table:table-cell/>
          <table:table-cell office:value-type="string" calcext:value-type="string">
            <text:p>TRUCK #106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06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<text:s/>TRUCK #41 begins journey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<text:s/>TRUCK #41 begins journey</text:p>
          </table:table-cell>
          <table:table-cell/>
          <table:table-cell office:value-type="string" calcext:value-type="string">
            <text:p>TRUCK #107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07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<text:s/>TRUCK #35 crosses crossing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<text:s/>TRUCK #35 crosses crossing</text:p>
          </table:table-cell>
          <table:table-cell/>
          <table:table-cell office:value-type="string" calcext:value-type="string">
            <text:p>TRUCK #108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08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<text:s/>TRAIN arrives at crossing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/>TRAIN arrives at crossing</text:p>
          </table:table-cell>
          <table:table-cell/>
          <table:table-cell office:value-type="string" calcext:value-type="string">
            <text:p>TRUCK #109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09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<text:s/>TRUCK #42 begins journey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TRUCK #42 begins journey</text:p>
          </table:table-cell>
          <table:table-cell/>
          <table:table-cell office:value-type="string" calcext:value-type="string">
            <text:p>TRUCK #110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10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<text:s/>TRUCK #36 waits at crossing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s/>TRUCK #36 waits at crossing</text:p>
          </table:table-cell>
          <table:table-cell/>
          <table:table-cell office:value-type="string" calcext:value-type="string">
            <text:p>TRUCK #111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11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<text:s/>TRUCK #43 begins journey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s/>TRUCK #43 begins journey</text:p>
          </table:table-cell>
          <table:table-cell/>
          <table:table-cell office:value-type="string" calcext:value-type="string">
            <text:p>TRUCK #112 total trip time</text:p>
          </table:table-cell>
          <table:table-cell office:value-type="string" calcext:value-type="string">
            <text:p><text:s/>1000.0 minutes</text:p>
          </table:table-cell>
          <table:table-cell office:value-type="string" calcext:value-type="string">
            <text:p>TRUCK #112 total trip time</text:p>
          </table:table-cell>
          <table:table-cell office:value-type="string" calcext:value-type="string">
            <text:p><text:s/>1000 minutes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<text:s/>TRUCK #37 waits at crossing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/>TRUCK #37 waits at crossing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TRUCK #44 begins journey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/>TRUCK #44 begins journey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TRUCK #38 waits at crossing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TRUCK #38 waits at crossing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<text:s/>TRUCK #45 begins journey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<text:s/>TRUCK #45 begins journey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RUCK #39 waits at crossing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RUCK #39 waits at crossing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<text:s/>TRUCK #46 begins journey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/>TRUCK #46 begins journey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<text:s/>TRAIN leaves crossing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<text:s/>TRAIN leaves crossing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<text:s/>TRUCK #36 crosses crossing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<text:s/>TRUCK #36 crosses crossing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<text:s/>TRUCK #37 crosses crossing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<text:s/>TRUCK #37 crosses crossing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<text:s/>TRUCK #38 crosses crossing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<text:s/>TRUCK #38 crosses crossing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<text:s/>TRUCK #39 crosses crossing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<text:s/>TRUCK #39 crosses crossing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/>TRUCK #40 crosses crossin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/>TRUCK #40 crosses crossing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<text:s/>TRUCK #47 begins journey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<text:s/>TRUCK #47 begins journey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<text:s/>TRUCK #41 crosses crossing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<text:s/>TRUCK #41 crosses crossing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<text:s/>TRUCK #48 begins journey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/>TRUCK #48 begins journey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<text:s/>TRUCK #42 crosses crossing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TRUCK #42 crosses crossing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<text:s/>TRUCK #49 begins journey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<text:s/>TRUCK #49 begins journey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<text:s/>TRUCK #43 crosses crossing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<text:s/>TRUCK #43 crosses crossing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<text:s/>TRUCK #50 begins journey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<text:s/>TRUCK #50 begins journey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<text:s/>TRUCK #44 crosses crossing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s/>TRUCK #44 crosses crossing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<text:s/>TRAIN arrives at crossing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<text:s/>TRAIN arrives at crossing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<text:s/>TRUCK #51 begins journey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<text:s/>TRUCK #51 begins journey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<text:s/>TRUCK #45 waits at crossing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<text:s/>TRUCK #45 waits at crossing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<text:s/>TRUCK #52 begins journey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TRUCK #52 begins journey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<text:s/>TRUCK #46 waits at crossing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/>TRUCK #46 waits at crossing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<text:s/>TRUCK #53 begins journey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<text:s/>TRUCK #53 begins journey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<text:s/>TRUCK #47 waits at crossing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<text:s/>TRUCK #47 waits at crossing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<text:s/>TRUCK #54 begins journey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<text:s/>TRUCK #54 begins journey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<text:s/>TRUCK #48 waits at crossing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<text:s/>TRUCK #48 waits at crossing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<text:s/>TRUCK #55 begins journey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<text:s/>TRUCK #55 begins journey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<text:s/>TRAIN leaves crossing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<text:s/>TRAIN leaves crossing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TRUCK #45 crosses crossing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<text:s/>TRUCK #45 crosses crossing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<text:s/>TRUCK #46 crosses crossing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<text:s/>TRUCK #46 crosses crossing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<text:s/>TRUCK #47 crosses crossing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<text:s/>TRUCK #47 crosses crossing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<text:s/>TRUCK #48 crosses crossing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<text:s/>TRUCK #48 crosses crossing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<text:s/>TRUCK #49 crosses crossing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<text:s/>TRUCK #49 crosses crossing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TRUCK #56 begins journey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<text:s/>TRUCK #56 begins journey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TRUCK #50 crosses crossing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<text:s/>TRUCK #50 crosses crossing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<text:s/>TRUCK #57 begins journey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<text:s/>TRUCK #57 begins journey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<text:s/>TRAIN arrives at crossing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<text:s/>TRAIN arrives at crossing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<text:s/>TRUCK #51 waits at crossing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<text:s/>TRUCK #51 waits at crossing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<text:s/>TRUCK #58 begins journey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<text:s/>TRUCK #58 begins journey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<text:s/>TRUCK #52 waits at crossing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<text:s/>TRUCK #52 waits at crossing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<text:s/>TRUCK #59 begins journey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<text:s/>TRUCK #59 begins journey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TRUCK #53 waits at crossing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<text:s/>TRUCK #53 waits at crossing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<text:s/>TRUCK #60 begins journey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TRUCK #60 begins journey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<text:s/>TRUCK #54 waits at crossing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s/>TRUCK #54 waits at crossing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<text:s/>TRUCK #61 begins journey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<text:s/>TRUCK #61 begins journey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<text:s/>TRUCK #55 waits at crossing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<text:s/>TRUCK #55 waits at crossing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<text:s/>TRUCK #62 begins journey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<text:s/>TRUCK #62 begins journey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<text:s/>TRUCK #56 waits at crossing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TRUCK #56 waits at crossing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<text:s/>TRUCK #63 begins journey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<text:s/>TRUCK #63 begins journey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<text:s/>TRUCK #57 waits at crossin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<text:s/>TRUCK #57 waits at crossing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<text:s/>TRUCK #64 begins journey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s/>TRUCK #64 begins journey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<text:s/>TRUCK #58 waits at crossing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<text:s/>TRUCK #58 waits at crossing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<text:s/>TRUCK #65 begins journey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<text:s/>TRUCK #65 begins journey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<text:s/>TRUCK #59 waits at crossing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<text:s/>TRUCK #59 waits at crossing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<text:s/>TRUCK #66 begins journey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<text:s/>TRUCK #66 begins journey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TRUCK #60 waits at crossin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TRUCK #60 waits at crossing</text:p>
          </table:table-cell>
          <table:table-cell table:number-columns-repeated="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TRAIN leaves crossing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TRAIN leaves crossing</text:p>
          </table:table-cell>
          <table:table-cell table:number-columns-repeated="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TRUCK #67 begins journey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TRUCK #67 begins journey</text:p>
          </table:table-cell>
          <table:table-cell table:number-columns-repeated="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TRUCK #51 crosses crossing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TRUCK #51 crosses crossing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TRUCK #52 crosses crossing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TRUCK #52 crosses crossing</text:p>
          </table:table-cell>
          <table:table-cell table:number-columns-repeated="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TRUCK #53 crosses crossing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TRUCK #53 crosses crossing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<text:s/>TRUCK #54 crosses crossing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<text:s/>TRUCK #54 crosses crossing</text:p>
          </table:table-cell>
          <table:table-cell table:number-columns-repeated="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TRUCK #55 crosses crossing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TRUCK #55 crosses crossing</text:p>
          </table:table-cell>
          <table:table-cell table:number-columns-repeated="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<text:s/>TRUCK #56 crosses crossing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<text:s/>TRUCK #56 crosses crossing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<text:s/>TRUCK #57 crosses crossing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<text:s/>TRUCK #57 crosses crossing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TRUCK #58 crosses crossing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TRUCK #58 crosses crossing</text:p>
          </table:table-cell>
          <table:table-cell table:number-columns-repeated="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<text:s/>TRUCK #59 crosses crossing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<text:s/>TRUCK #59 crosses crossing</text:p>
          </table:table-cell>
          <table:table-cell table:number-columns-repeated="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<text:s/>TRUCK #60 crosses crossing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<text:s/>TRUCK #60 crosses crossing</text:p>
          </table:table-cell>
          <table:table-cell table:number-columns-repeated="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<text:s/>TRUCK #61 crosses crossing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<text:s/>TRUCK #61 crosses crossing</text:p>
          </table:table-cell>
          <table:table-cell table:number-columns-repeated="5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TRAIN arrives at crossing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TRAIN arrives at crossing</text:p>
          </table:table-cell>
          <table:table-cell table:number-columns-repeated="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/>TRUCK #68 begins journey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<text:s/>TRUCK #68 begins journey</text:p>
          </table:table-cell>
          <table:table-cell table:number-columns-repeated="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<text:s/>TRUCK #62 waits at crossing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<text:s/>TRUCK #62 waits at crossing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TRUCK #69 begins journey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TRUCK #69 begins journey</text:p>
          </table:table-cell>
          <table:table-cell table:number-columns-repeated="5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<text:s/>TRUCK #63 waits at crossing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<text:s/>TRUCK #63 waits at crossing</text:p>
          </table:table-cell>
          <table:table-cell table:number-columns-repeated="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<text:s/>TRUCK #70 begins journey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<text:s/>TRUCK #70 begins journey</text:p>
          </table:table-cell>
          <table:table-cell table:number-columns-repeated="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<text:s/>TRUCK #64 waits at crossin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<text:s/>TRUCK #64 waits at crossing</text:p>
          </table:table-cell>
          <table:table-cell table:number-columns-repeated="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<text:s/>TRUCK #71 begins journey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<text:s/>TRUCK #71 begins journey</text:p>
          </table:table-cell>
          <table:table-cell table:number-columns-repeated="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<text:s/>TRUCK #0 completes journey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<text:s/>TRUCK #0 completes journey</text:p>
          </table:table-cell>
          <table:table-cell table:number-columns-repeated="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<text:s/>TRUCK #1 completes journey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<text:s/>TRUCK #1 completes journey</text:p>
          </table:table-cell>
          <table:table-cell table:number-columns-repeated="5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<text:s/>TRUCK #2 completes journey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<text:s/>TRUCK #2 completes journey</text:p>
          </table:table-cell>
          <table:table-cell table:number-columns-repeated="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<text:s/>TRUCK #65 waits at crossing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<text:s/>TRUCK #65 waits at crossing</text:p>
          </table:table-cell>
          <table:table-cell table:number-columns-repeated="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<text:s/>TRUCK #3 completes journey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<text:s/>TRUCK #3 completes journey</text:p>
          </table:table-cell>
          <table:table-cell table:number-columns-repeated="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TRUCK #4 completes journey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TRUCK #4 completes journey</text:p>
          </table:table-cell>
          <table:table-cell table:number-columns-repeated="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<text:s/>TRUCK #5 completes journey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<text:s/>TRUCK #5 completes journey</text:p>
          </table:table-cell>
          <table:table-cell table:number-columns-repeated="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TRUCK #72 begins journey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TRUCK #72 begins journey</text:p>
          </table:table-cell>
          <table:table-cell table:number-columns-repeated="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<text:s/>TRAIN leaves crossing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<text:s/>TRAIN leaves crossing</text:p>
          </table:table-cell>
          <table:table-cell table:number-columns-repeated="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TRUCK #66 waits at crossing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TRUCK #66 waits at crossing</text:p>
          </table:table-cell>
          <table:table-cell table:number-columns-repeated="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TRUCK #62 crosses crossing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TRUCK #6 completes journey</text:p>
          </table:table-cell>
          <table:table-cell table:number-columns-repeated="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TRUCK #6 completes journey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TRUCK #73 begins journey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TRUCK #63 crosses crossing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TRUCK #62 crosses crossing</text:p>
          </table:table-cell>
          <table:table-cell table:number-columns-repeated="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<text:s/>TRUCK #64 crosses crossing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TRUCK #63 crosses crossing</text:p>
          </table:table-cell>
          <table:table-cell table:number-columns-repeated="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<text:s/>TRUCK #65 crosses crossing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<text:s/>TRUCK #64 crosses crossing</text:p>
          </table:table-cell>
          <table:table-cell table:number-columns-repeated="5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<text:s/>TRUCK #66 crosses crossing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<text:s/>TRUCK #65 crosses crossing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TRUCK #73 begins journey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<text:s/>TRUCK #66 crosses crossing</text:p>
          </table:table-cell>
          <table:table-cell table:number-columns-repeated="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TRUCK #67 crosses crossing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TRUCK #67 crosses crossing</text:p>
          </table:table-cell>
          <table:table-cell table:number-columns-repeated="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TRUCK #7 completes journey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TRUCK #7 completes journey</text:p>
          </table:table-cell>
          <table:table-cell table:number-columns-repeated="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TRUCK #74 begins journey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TRUCK #74 begins journey</text:p>
          </table:table-cell>
          <table:table-cell table:number-columns-repeated="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TRUCK #68 crosses crossing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TRUCK #68 crosses crossing</text:p>
          </table:table-cell>
          <table:table-cell table:number-columns-repeated="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<text:s/>TRUCK #75 begins journey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<text:s/>TRUCK #75 begins journey</text:p>
          </table:table-cell>
          <table:table-cell table:number-columns-repeated="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<text:s/>TRUCK #69 crosses crossing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<text:s/>TRUCK #69 crosses crossing</text:p>
          </table:table-cell>
          <table:table-cell table:number-columns-repeated="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TRUCK #76 begins journey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TRUCK #76 begins journey</text:p>
          </table:table-cell>
          <table:table-cell table:number-columns-repeated="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<text:s/>TRAIN arrives at crossing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<text:s/>TRAIN arrives at crossing</text:p>
          </table:table-cell>
          <table:table-cell table:number-columns-repeated="5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<text:s/>TRUCK #70 waits at crossing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<text:s/>TRUCK #70 waits at crossing</text:p>
          </table:table-cell>
          <table:table-cell table:number-columns-repeated="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<text:s/>TRUCK #77 begins journey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<text:s/>TRUCK #77 begins journey</text:p>
          </table:table-cell>
          <table:table-cell table:number-columns-repeated="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<text:s/>TRUCK #71 waits at crossing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<text:s/>TRUCK #71 waits at crossing</text:p>
          </table:table-cell>
          <table:table-cell table:number-columns-repeated="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<text:s/>TRUCK #78 begins journey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<text:s/>TRUCK #78 begins journey</text:p>
          </table:table-cell>
          <table:table-cell table:number-columns-repeated="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<text:s/>TRUCK #72 waits at crossing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<text:s/>TRUCK #72 waits at crossing</text:p>
          </table:table-cell>
          <table:table-cell table:number-columns-repeated="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TRUCK #79 begins journey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TRUCK #79 begins journey</text:p>
          </table:table-cell>
          <table:table-cell table:number-columns-repeated="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<text:s/>TRUCK #73 waits at crossing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<text:s/>TRUCK #73 waits at crossing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TRUCK #80 begins journe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TRUCK #80 begins journey</text:p>
          </table:table-cell>
          <table:table-cell table:number-columns-repeated="5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<text:s/>TRUCK #8 completes journey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<text:s/>TRUCK #8 completes journey</text:p>
          </table:table-cell>
          <table:table-cell table:number-columns-repeated="5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<text:s/>TRUCK #9 completes journey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<text:s/>TRUCK #9 completes journey</text:p>
          </table:table-cell>
          <table:table-cell table:number-columns-repeated="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<text:s/>TRUCK #10 completes journey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<text:s/>TRUCK #10 completes journey</text:p>
          </table:table-cell>
          <table:table-cell table:number-columns-repeated="5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<text:s/>TRUCK #11 completes journey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s/>TRUCK #11 completes journey</text:p>
          </table:table-cell>
          <table:table-cell table:number-columns-repeated="5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<text:s/>TRUCK #12 completes journey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<text:s/>TRUCK #12 completes journey</text:p>
          </table:table-cell>
          <table:table-cell table:number-columns-repeated="5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TRUCK #13 completes journey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TRUCK #13 completes journey</text:p>
          </table:table-cell>
          <table:table-cell table:number-columns-repeated="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TRUCK #14 completes journey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TRUCK #74 waits at crossing</text:p>
          </table:table-cell>
          <table:table-cell table:number-columns-repeated="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TRUCK #74 waits at crossing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TRUCK #14 completes journey</text:p>
          </table:table-cell>
          <table:table-cell table:number-columns-repeated="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TRUCK #81 begins journey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TRUCK #81 begins journey</text:p>
          </table:table-cell>
          <table:table-cell table:number-columns-repeated="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TRUCK #75 waits at crossing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TRUCK #15 completes journey</text:p>
          </table:table-cell>
          <table:table-cell table:number-columns-repeated="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TRUCK #15 completes journey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TRUCK #75 waits at crossing</text:p>
          </table:table-cell>
          <table:table-cell table:number-columns-repeated="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<text:s/>TRUCK #82 begins journe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<text:s/>TRUCK #82 begins journey</text:p>
          </table:table-cell>
          <table:table-cell table:number-columns-repeated="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<text:s/>TRUCK #76 waits at crossing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<text:s/>TRUCK #76 waits at crossing</text:p>
          </table:table-cell>
          <table:table-cell table:number-columns-repeated="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<text:s/>TRUCK #16 completes journey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<text:s/>TRUCK #16 completes journey</text:p>
          </table:table-cell>
          <table:table-cell table:number-columns-repeated="5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<text:s/>TRAIN leaves crossing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<text:s/>TRAIN leaves crossing</text:p>
          </table:table-cell>
          <table:table-cell table:number-columns-repeated="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<text:s/>TRUCK #70 crosses crossing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<text:s/>TRUCK #83 begins journey</text:p>
          </table:table-cell>
          <table:table-cell table:number-columns-repeated="5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<text:s/>TRUCK #71 crosses crossing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<text:s/>TRUCK #70 crosses crossing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<text:s/>TRUCK #83 begins journey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<text:s/>TRUCK #71 crosses crossing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<text:s/>TRUCK #72 crosses crossing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<text:s/>TRUCK #72 crosses crossing</text:p>
          </table:table-cell>
          <table:table-cell table:number-columns-repeated="5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<text:s/>TRUCK #73 crosses crossing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<text:s/>TRUCK #73 crosses crossing</text:p>
          </table:table-cell>
          <table:table-cell table:number-columns-repeated="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<text:s/>TRUCK #74 crosses crossing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<text:s/>TRUCK #74 crosses crossing</text:p>
          </table:table-cell>
          <table:table-cell table:number-columns-repeated="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<text:s/>TRUCK #75 crosses crossing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<text:s/>TRUCK #75 crosses crossing</text:p>
          </table:table-cell>
          <table:table-cell table:number-columns-repeated="5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<text:s/>TRUCK #76 crosses crossing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<text:s/>TRUCK #76 crosses crossing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TRUCK #17 completes journey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TRUCK #77 crosses crossing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TRUCK #77 crosses crossing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TRUCK #17 completes journey</text:p>
          </table:table-cell>
          <table:table-cell table:number-columns-repeated="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<text:s/>TRUCK #84 begins journey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<text:s/>TRUCK #84 begins journey</text:p>
          </table:table-cell>
          <table:table-cell table:number-columns-repeated="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TRUCK #78 crosses crossing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TRUCK #78 crosses crossing</text:p>
          </table:table-cell>
          <table:table-cell table:number-columns-repeated="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TRUCK #18 completes journey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TRUCK #18 completes journey</text:p>
          </table:table-cell>
          <table:table-cell table:number-columns-repeated="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<text:s/>TRUCK #85 begins journey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<text:s/>TRUCK #85 begins journey</text:p>
          </table:table-cell>
          <table:table-cell table:number-columns-repeated="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<text:s/>TRUCK #79 crosses crossing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<text:s/>TRUCK #79 crosses crossing</text:p>
          </table:table-cell>
          <table:table-cell table:number-columns-repeated="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TRUCK #86 begins journey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TRUCK #86 begins journey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TRUCK #80 crosses crossing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TRUCK #80 crosses crossing</text:p>
          </table:table-cell>
          <table:table-cell table:number-columns-repeated="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<text:s/>TRUCK #87 begins journey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<text:s/>TRUCK #87 begins journey</text:p>
          </table:table-cell>
          <table:table-cell table:number-columns-repeated="5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TRUCK #19 completes journey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TRUCK #19 completes journey</text:p>
          </table:table-cell>
          <table:table-cell table:number-columns-repeated="5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<text:s/>TRUCK #20 completes journey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<text:s/>TRUCK #20 completes journey</text:p>
          </table:table-cell>
          <table:table-cell table:number-columns-repeated="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<text:s/>TRUCK #21 completes journey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<text:s/>TRUCK #21 completes journey</text:p>
          </table:table-cell>
          <table:table-cell table:number-columns-repeated="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<text:s/>TRUCK #81 crosses crossing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<text:s/>TRUCK #81 crosses crossing</text:p>
          </table:table-cell>
          <table:table-cell table:number-columns-repeated="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TRUCK #88 begins journe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TRUCK #88 begins journey</text:p>
          </table:table-cell>
          <table:table-cell table:number-columns-repeated="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<text:s/>TRAIN arrives at cross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<text:s/>TRAIN arrives at crossing</text:p>
          </table:table-cell>
          <table:table-cell table:number-columns-repeated="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<text:s/>TRUCK #22 completes journey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<text:s/>TRUCK #82 waits at crossing</text:p>
          </table:table-cell>
          <table:table-cell table:number-columns-repeated="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<text:s/>TRUCK #82 waits at crossing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<text:s/>TRUCK #22 completes journey</text:p>
          </table:table-cell>
          <table:table-cell table:number-columns-repeated="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<text:s/>TRUCK #89 begins journey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<text:s/>TRUCK #89 begins journey</text:p>
          </table:table-cell>
          <table:table-cell table:number-columns-repeated="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<text:s/>TRUCK #83 waits at cross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<text:s/>TRUCK #83 waits at crossing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<text:s/>TRUCK #90 begins journey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<text:s/>TRUCK #90 begins journey</text:p>
          </table:table-cell>
          <table:table-cell table:number-columns-repeated="5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<text:s/>TRUCK #84 waits at cross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<text:s/>TRUCK #84 waits at crossing</text:p>
          </table:table-cell>
          <table:table-cell table:number-columns-repeated="5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<text:s/>TRUCK #91 begins journey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<text:s/>TRUCK #91 begins journey</text:p>
          </table:table-cell>
          <table:table-cell table:number-columns-repeated="5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<text:s/>TRUCK #85 waits at cross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<text:s/>TRUCK #85 waits at crossing</text:p>
          </table:table-cell>
          <table:table-cell table:number-columns-repeated="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TRAIN leaves crossing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TRAIN leaves crossing</text:p>
          </table:table-cell>
          <table:table-cell table:number-columns-repeated="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TRUCK #92 begins journey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TRUCK #92 begins journey</text:p>
          </table:table-cell>
          <table:table-cell table:number-columns-repeated="5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<text:s/>TRUCK #82 crosses cross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<text:s/>TRUCK #82 crosses crossing</text:p>
          </table:table-cell>
          <table:table-cell table:number-columns-repeated="5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<text:s/>TRAIN arrives at cross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<text:s/>TRAIN arrives at crossing</text:p>
          </table:table-cell>
          <table:table-cell table:number-columns-repeated="5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<text:s/>TRUCK #86 waits at crossing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<text:s/>TRUCK #86 waits at crossing</text:p>
          </table:table-cell>
          <table:table-cell table:number-columns-repeated="5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<text:s/>TRUCK #93 begins journey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<text:s/>TRUCK #93 begins journey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TRUCK #87 waits at crossing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TRUCK #87 waits at crossing</text:p>
          </table:table-cell>
          <table:table-cell table:number-columns-repeated="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<text:s/>TRUCK #94 begins journey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<text:s/>TRUCK #94 begins journey</text:p>
          </table:table-cell>
          <table:table-cell table:number-columns-repeated="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<text:s/>TRAIN leaves crossing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<text:s/>TRAIN leaves crossing</text:p>
          </table:table-cell>
          <table:table-cell table:number-columns-repeated="5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<text:s/>TRUCK #83 crosses crossing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<text:s/>TRUCK #83 crosses crossing</text:p>
          </table:table-cell>
          <table:table-cell table:number-columns-repeated="5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<text:s/>TRUCK #84 crosses crossing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<text:s/>TRUCK #84 crosses crossing</text:p>
          </table:table-cell>
          <table:table-cell table:number-columns-repeated="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<text:s/>TRUCK #85 crosses crossing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<text:s/>TRUCK #85 crosses crossing</text:p>
          </table:table-cell>
          <table:table-cell table:number-columns-repeated="5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<text:s/>TRUCK #86 crosses cross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<text:s/>TRUCK #86 crosses crossing</text:p>
          </table:table-cell>
          <table:table-cell table:number-columns-repeated="5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<text:s/>TRUCK #87 crosses crossing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<text:s/>TRUCK #87 crosses crossing</text:p>
          </table:table-cell>
          <table:table-cell table:number-columns-repeated="5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<text:s/>TRUCK #88 crosses crossing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<text:s/>TRUCK #88 crosses crossing</text:p>
          </table:table-cell>
          <table:table-cell table:number-columns-repeated="5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<text:s/>TRUCK #95 begins journey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<text:s/>TRUCK #95 begins journey</text:p>
          </table:table-cell>
          <table:table-cell table:number-columns-repeated="5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<text:s/>TRUCK #89 crosses crossing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<text:s/>TRUCK #89 crosses crossing</text:p>
          </table:table-cell>
          <table:table-cell table:number-columns-repeated="5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<text:s/>TRUCK #96 begins journey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<text:s/>TRUCK #96 begins journey</text:p>
          </table:table-cell>
          <table:table-cell table:number-columns-repeated="5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<text:s/>TRAIN arrives at crossing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<text:s/>TRAIN arrives at crossing</text:p>
          </table:table-cell>
          <table:table-cell table:number-columns-repeated="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TRUCK #90 waits at crossing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TRUCK #90 waits at crossing</text:p>
          </table:table-cell>
          <table:table-cell table:number-columns-repeated="5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<text:s/>TRUCK #97 begins journey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<text:s/>TRUCK #97 begins journey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TRUCK #91 waits at crossing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TRUCK #23 completes journey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TRUCK #23 completes journey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TRUCK #91 waits at crossing</text:p>
          </table:table-cell>
          <table:table-cell table:number-columns-repeated="5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<text:s/>TRUCK #24 completes journey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<text:s/>TRUCK #24 completes journey</text:p>
          </table:table-cell>
          <table:table-cell table:number-columns-repeated="5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<text:s/>TRUCK #25 completes journey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<text:s/>TRUCK #25 completes journey</text:p>
          </table:table-cell>
          <table:table-cell table:number-columns-repeated="5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<text:s/>TRUCK #26 completes journey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<text:s/>TRUCK #26 completes journey</text:p>
          </table:table-cell>
          <table:table-cell table:number-columns-repeated="5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<text:s/>TRUCK #27 completes journey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<text:s/>TRUCK #27 completes journey</text:p>
          </table:table-cell>
          <table:table-cell table:number-columns-repeated="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<text:s/>TRUCK #28 completes journey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<text:s/>TRUCK #28 completes journey</text:p>
          </table:table-cell>
          <table:table-cell table:number-columns-repeated="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<text:s/>TRUCK #98 begins journey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<text:s/>TRUCK #98 begins journey</text:p>
          </table:table-cell>
          <table:table-cell table:number-columns-repeated="5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<text:s/>TRUCK #29 completes journey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<text:s/>TRUCK #29 completes journey</text:p>
          </table:table-cell>
          <table:table-cell table:number-columns-repeated="5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<text:s/>TRUCK #30 completes journey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<text:s/>TRUCK #30 completes journey</text:p>
          </table:table-cell>
          <table:table-cell table:number-columns-repeated="5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<text:s/>TRUCK #31 completes journey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<text:s/>TRUCK #31 completes journey</text:p>
          </table:table-cell>
          <table:table-cell table:number-columns-repeated="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RUCK #32 completes journey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RUCK #32 completes journey</text:p>
          </table:table-cell>
          <table:table-cell table:number-columns-repeated="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RUCK #92 waits at crossing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RUCK #92 waits at crossing</text:p>
          </table:table-cell>
          <table:table-cell table:number-columns-repeated="5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<text:s/>TRUCK #99 begins journey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<text:s/>TRUCK #99 begins journey</text:p>
          </table:table-cell>
          <table:table-cell table:number-columns-repeated="5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<text:s/>TRAIN leaves crossing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<text:s/>TRAIN leaves crossing</text:p>
          </table:table-cell>
          <table:table-cell table:number-columns-repeated="5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<text:s/>TRUCK #90 crosses crossing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<text:s/>TRUCK #90 crosses crossing</text:p>
          </table:table-cell>
          <table:table-cell table:number-columns-repeated="5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<text:s/>TRUCK #91 crosses crossing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<text:s/>TRUCK #91 crosses crossing</text:p>
          </table:table-cell>
          <table:table-cell table:number-columns-repeated="5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<text:s/>TRUCK #33 completes journey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<text:s/>TRUCK #93 waits at crossing</text:p>
          </table:table-cell>
          <table:table-cell table:number-columns-repeated="5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<text:s/>TRUCK #93 waits at crossing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<text:s/>TRUCK #33 completes journey</text:p>
          </table:table-cell>
          <table:table-cell table:number-columns-repeated="5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<text:s/>TRUCK #92 crosses cross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TRUCK #100 begins journey</text:p>
          </table:table-cell>
          <table:table-cell table:number-columns-repeated="5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<text:s/>TRUCK #93 crosses crossing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TRUCK #34 completes journey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TRUCK #100 begins journey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<text:s/>TRUCK #92 crosses crossing</text:p>
          </table:table-cell>
          <table:table-cell table:number-columns-repeated="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TRUCK #94 crosses crossing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<text:s/>TRUCK #93 crosses crossing</text:p>
          </table:table-cell>
          <table:table-cell table:number-columns-repeated="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TRUCK #34 completes journey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TRUCK #94 crosses crossing</text:p>
          </table:table-cell>
          <table:table-cell table:number-columns-repeated="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<text:s/>TRUCK #101 begins journey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<text:s/>TRUCK #101 begins journey</text:p>
          </table:table-cell>
          <table:table-cell table:number-columns-repeated="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<text:s/>TRUCK #35 completes journey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<text:s/>TRUCK #95 crosses crossing</text:p>
          </table:table-cell>
          <table:table-cell table:number-columns-repeated="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<text:s/>TRUCK #95 crosses crossing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<text:s/>TRUCK #35 completes journey</text:p>
          </table:table-cell>
          <table:table-cell table:number-columns-repeated="5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<text:s/>TRUCK #102 begins journey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<text:s/>TRUCK #102 begins journey</text:p>
          </table:table-cell>
          <table:table-cell table:number-columns-repeated="5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<text:s/>TRUCK #96 crosses crossing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<text:s/>TRUCK #96 crosses crossing</text:p>
          </table:table-cell>
          <table:table-cell table:number-columns-repeated="5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<text:s/>TRUCK #103 begins journey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<text:s/>TRUCK #103 begins journey</text:p>
          </table:table-cell>
          <table:table-cell table:number-columns-repeated="5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<text:s/>TRUCK #97 crosses crossing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<text:s/>TRUCK #97 crosses crossing</text:p>
          </table:table-cell>
          <table:table-cell table:number-columns-repeated="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<text:s/>TRUCK #104 begins journey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<text:s/>TRUCK #104 begins journey</text:p>
          </table:table-cell>
          <table:table-cell table:number-columns-repeated="5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<text:s/>TRUCK #98 crosses crossing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<text:s/>TRUCK #98 crosses crossing</text:p>
          </table:table-cell>
          <table:table-cell table:number-columns-repeated="5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<text:s/>TRUCK #105 begins journey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<text:s/>TRUCK #105 begins journey</text:p>
          </table:table-cell>
          <table:table-cell table:number-columns-repeated="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<text:s/>TRUCK #99 crosses crossing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<text:s/>TRUCK #99 crosses crossing</text:p>
          </table:table-cell>
          <table:table-cell table:number-columns-repeated="5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<text:s/>TRUCK #106 begins journey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<text:s/>TRUCK #106 begins journey</text:p>
          </table:table-cell>
          <table:table-cell table:number-columns-repeated="5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<text:s/>TRUCK #36 completes journey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<text:s/>TRUCK #36 completes journey</text:p>
          </table:table-cell>
          <table:table-cell table:number-columns-repeated="5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<text:s/>TRUCK #37 completes journey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<text:s/>TRUCK #37 completes journey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TRUCK #38 completes journey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TRUCK #38 completes journey</text:p>
          </table:table-cell>
          <table:table-cell table:number-columns-repeated="5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<text:s/>TRUCK #39 completes journey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<text:s/>TRUCK #39 completes journey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TRUCK #100 crosses crossing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TRUCK #40 completes journey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TRUCK #40 completes journey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TRUCK #100 crosses crossing</text:p>
          </table:table-cell>
          <table:table-cell table:number-columns-repeated="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<text:s/>TRUCK #107 begins journey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<text:s/>TRUCK #107 begins journey</text:p>
          </table:table-cell>
          <table:table-cell table:number-columns-repeated="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<text:s/>TRUCK #101 crosses crossing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<text:s/>TRUCK #41 completes journey</text:p>
          </table:table-cell>
          <table:table-cell table:number-columns-repeated="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<text:s/>TRUCK #41 completes journey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<text:s/>TRUCK #101 crosses crossing</text:p>
          </table:table-cell>
          <table:table-cell table:number-columns-repeated="5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<text:s/>TRUCK #108 begins journey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<text:s/>TRUCK #108 begins journey</text:p>
          </table:table-cell>
          <table:table-cell table:number-columns-repeated="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<text:s/>TRUCK #102 crosses crossing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<text:s/>TRUCK #42 completes journey</text:p>
          </table:table-cell>
          <table:table-cell table:number-columns-repeated="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<text:s/>TRUCK #42 completes journey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<text:s/>TRUCK #102 crosses crossing</text:p>
          </table:table-cell>
          <table:table-cell table:number-columns-repeated="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<text:s/>TRUCK #109 begins journey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<text:s/>TRUCK #109 begins journey</text:p>
          </table:table-cell>
          <table:table-cell table:number-columns-repeated="5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<text:s/>TRUCK #43 completes journey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<text:s/>TRUCK #103 crosses crossing</text:p>
          </table:table-cell>
          <table:table-cell table:number-columns-repeated="5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<text:s/>TRUCK #103 crosses crossing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<text:s/>TRUCK #43 completes journey</text:p>
          </table:table-cell>
          <table:table-cell table:number-columns-repeated="5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<text:s/>TRUCK #110 begins journey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<text:s/>TRUCK #110 begins journey</text:p>
          </table:table-cell>
          <table:table-cell table:number-columns-repeated="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<text:s/>TRUCK #104 crosses crossing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<text:s/>TRUCK #104 crosses crossing</text:p>
          </table:table-cell>
          <table:table-cell table:number-columns-repeated="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<text:s/>TRUCK #44 completes journey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<text:s/>TRUCK #44 completes journey</text:p>
          </table:table-cell>
          <table:table-cell table:number-columns-repeated="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<text:s/>TRUCK #111 begins journey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<text:s/>TRUCK #111 begins journey</text:p>
          </table:table-cell>
          <table:table-cell table:number-columns-repeated="5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<text:s/>TRUCK #105 crosses crossing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<text:s/>TRUCK #105 crosses crossing</text:p>
          </table:table-cell>
          <table:table-cell table:number-columns-repeated="5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<text:s/>TRUCK #112 begins journey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<text:s/>TRUCK #112 begins journey</text:p>
          </table:table-cell>
          <table:table-cell table:number-columns-repeated="5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<text:s/>TRUCK #106 crosses crossing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<text:s/>TRUCK #106 crosses crossing</text:p>
          </table:table-cell>
          <table:table-cell table:number-columns-repeated="5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<text:s/>TRUCK #107 crosses crossing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<text:s/>TRUCK #107 crosses crossing</text:p>
          </table:table-cell>
          <table:table-cell table:number-columns-repeated="5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<text:s/>TRUCK #108 crosses crossing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<text:s/>TRUCK #108 crosses crossing</text:p>
          </table:table-cell>
          <table:table-cell table:number-columns-repeated="5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<text:s/>TRUCK #45 completes journey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<text:s/>TRUCK #45 completes journey</text:p>
          </table:table-cell>
          <table:table-cell table:number-columns-repeated="5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<text:s/>TRUCK #46 completes journey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<text:s/>TRUCK #46 completes journey</text:p>
          </table:table-cell>
          <table:table-cell table:number-columns-repeated="5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<text:s/>TRUCK #47 completes journey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<text:s/>TRUCK #47 completes journey</text:p>
          </table:table-cell>
          <table:table-cell table:number-columns-repeated="5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<text:s/>TRUCK #48 completes journey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<text:s/>TRUCK #48 completes journey</text:p>
          </table:table-cell>
          <table:table-cell table:number-columns-repeated="5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<text:s/>TRUCK #49 completes journey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<text:s/>TRUCK #109 crosses crossing</text:p>
          </table:table-cell>
          <table:table-cell table:number-columns-repeated="5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<text:s/>TRUCK #109 crosses crossing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<text:s/>TRUCK #49 completes journey</text:p>
          </table:table-cell>
          <table:table-cell table:number-columns-repeated="5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<text:s/>TRUCK #50 completes journ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<text:s/>TRUCK #110 crosses crossing</text:p>
          </table:table-cell>
          <table:table-cell table:number-columns-repeated="5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<text:s/>TRUCK #110 crosses crossing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<text:s/>TRUCK #50 completes journey</text:p>
          </table:table-cell>
          <table:table-cell table:number-columns-repeated="5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<text:s/>TRUCK #111 crosses crossing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<text:s/>TRUCK #111 crosses crossing</text:p>
          </table:table-cell>
          <table:table-cell table:number-columns-repeated="5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<text:s/>TRUCK #112 crosses crossing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<text:s/>TRUCK #112 crosses crossing</text:p>
          </table:table-cell>
          <table:table-cell table:number-columns-repeated="5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<text:s/>TRUCK #51 completes journey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<text:s/>TRUCK #51 completes journey</text:p>
          </table:table-cell>
          <table:table-cell table:number-columns-repeated="5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<text:s/>TRUCK #52 completes journey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<text:s/>TRUCK #52 completes journey</text:p>
          </table:table-cell>
          <table:table-cell table:number-columns-repeated="5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<text:s/>TRUCK #53 completes journey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<text:s/>TRUCK #53 completes journey</text:p>
          </table:table-cell>
          <table:table-cell table:number-columns-repeated="5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<text:s/>TRUCK #54 completes journey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<text:s/>TRUCK #54 completes journey</text:p>
          </table:table-cell>
          <table:table-cell table:number-columns-repeated="5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<text:s/>TRUCK #55 completes journey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<text:s/>TRUCK #55 completes journey</text:p>
          </table:table-cell>
          <table:table-cell table:number-columns-repeated="5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<text:s/>TRUCK #56 completes journey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<text:s/>TRUCK #56 completes journey</text:p>
          </table:table-cell>
          <table:table-cell table:number-columns-repeated="5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<text:s/>TRUCK #57 completes journey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<text:s/>TRUCK #57 completes journey</text:p>
          </table:table-cell>
          <table:table-cell table:number-columns-repeated="5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<text:s/>TRUCK #58 completes journey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<text:s/>TRUCK #58 completes journey</text:p>
          </table:table-cell>
          <table:table-cell table:number-columns-repeated="5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<text:s/>TRUCK #59 completes journey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<text:s/>TRUCK #59 completes journey</text:p>
          </table:table-cell>
          <table:table-cell table:number-columns-repeated="5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<text:s/>TRUCK #60 completes journey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<text:s/>TRUCK #60 completes journey</text:p>
          </table:table-cell>
          <table:table-cell table:number-columns-repeated="5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<text:s/>TRUCK #61 completes journey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<text:s/>TRUCK #61 completes journey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TRUCK #62 completes journe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TRUCK #62 completes journey</text:p>
          </table:table-cell>
          <table:table-cell table:number-columns-repeated="5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<text:s/>TRUCK #63 completes journey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<text:s/>TRUCK #63 completes journey</text:p>
          </table:table-cell>
          <table:table-cell table:number-columns-repeated="5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<text:s/>TRUCK #64 completes journe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<text:s/>TRUCK #64 completes journey</text:p>
          </table:table-cell>
          <table:table-cell table:number-columns-repeated="5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<text:s/>TRUCK #65 completes journe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s/>TRUCK #65 completes journey</text:p>
          </table:table-cell>
          <table:table-cell table:number-columns-repeated="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<text:s/>TRUCK #66 completes journe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<text:s/>TRUCK #66 completes journey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TRUCK #67 completes journe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TRUCK #67 completes journey</text:p>
          </table:table-cell>
          <table:table-cell table:number-columns-repeated="5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TRUCK #68 completes journe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TRUCK #68 completes journey</text:p>
          </table:table-cell>
          <table:table-cell table:number-columns-repeated="5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<text:s/>TRUCK #69 completes journey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<text:s/>TRUCK #69 completes journey</text:p>
          </table:table-cell>
          <table:table-cell table:number-columns-repeated="5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<text:s/>TRUCK #70 completes journey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<text:s/>TRUCK #70 completes journey</text:p>
          </table:table-cell>
          <table:table-cell table:number-columns-repeated="5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s/>TRUCK #71 completes journey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<text:s/>TRUCK #71 completes journey</text:p>
          </table:table-cell>
          <table:table-cell table:number-columns-repeated="5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<text:s/>TRUCK #72 completes journey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<text:s/>TRUCK #72 completes journey</text:p>
          </table:table-cell>
          <table:table-cell table:number-columns-repeated="5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<text:s/>TRUCK #73 completes journey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<text:s/>TRUCK #73 completes journey</text:p>
          </table:table-cell>
          <table:table-cell table:number-columns-repeated="5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<text:s/>TRUCK #74 completes journey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<text:s/>TRUCK #74 completes journey</text:p>
          </table:table-cell>
          <table:table-cell table:number-columns-repeated="5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<text:s/>TRUCK #75 completes journey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<text:s/>TRUCK #75 completes journey</text:p>
          </table:table-cell>
          <table:table-cell table:number-columns-repeated="5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<text:s/>TRUCK #76 completes journey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<text:s/>TRUCK #76 completes journey</text:p>
          </table:table-cell>
          <table:table-cell table:number-columns-repeated="5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<text:s/>TRUCK #77 completes journey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<text:s/>TRUCK #77 completes journey</text:p>
          </table:table-cell>
          <table:table-cell table:number-columns-repeated="5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<text:s/>TRUCK #78 completes journey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<text:s/>TRUCK #78 completes journey</text:p>
          </table:table-cell>
          <table:table-cell table:number-columns-repeated="5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<text:s/>TRUCK #79 completes journey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<text:s/>TRUCK #79 completes journey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<text:s/>TRUCK #80 completes journey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<text:s/>TRUCK #80 completes journey</text:p>
          </table:table-cell>
          <table:table-cell table:number-columns-repeated="5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<text:s/>TRUCK #81 completes journey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<text:s/>TRUCK #81 completes journey</text:p>
          </table:table-cell>
          <table:table-cell table:number-columns-repeated="5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<text:s/>TRUCK #82 completes journey</text:p>
          </table:table-cell>
          <table:table-cell table:style-name="ce1"/>
          <table:table-cell table:style-name="ce1" office:value-type="string" calcext:value-type="string">
            <text:p>missing…</text:p>
          </table:table-cell>
          <table:table-cell table:number-columns-repeated="5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<text:s/>TRUCK #83 completes journey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<text:s/>TRUCK #83 completes journey</text:p>
          </table:table-cell>
          <table:table-cell table:number-columns-repeated="5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<text:s/>TRUCK #84 completes journey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<text:s/>TRUCK #84 completes journey</text:p>
          </table:table-cell>
          <table:table-cell table:number-columns-repeated="5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<text:s/>TRUCK #85 completes journey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<text:s/>TRUCK #85 completes journey</text:p>
          </table:table-cell>
          <table:table-cell table:number-columns-repeated="5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<text:s/>TRUCK #86 completes journey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<text:s/>TRUCK #86 completes journey</text:p>
          </table:table-cell>
          <table:table-cell table:number-columns-repeated="5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<text:s/>TRUCK #87 completes journey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<text:s/>TRUCK #87 completes journey</text:p>
          </table:table-cell>
          <table:table-cell table:number-columns-repeated="5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<text:s/>TRUCK #88 completes journey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<text:s/>TRUCK #88 completes journey</text:p>
          </table:table-cell>
          <table:table-cell table:number-columns-repeated="5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<text:s/>TRUCK #89 completes journey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<text:s/>TRUCK #89 completes journey</text:p>
          </table:table-cell>
          <table:table-cell table:number-columns-repeated="5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<text:s/>TRUCK #90 completes journey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<text:s/>TRUCK #90 completes journey</text:p>
          </table:table-cell>
          <table:table-cell table:number-columns-repeated="5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<text:s/>TRUCK #91 completes journey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<text:s/>TRUCK #91 completes journey</text:p>
          </table:table-cell>
          <table:table-cell table:number-columns-repeated="5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<text:s/>TRUCK #92 completes journey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<text:s/>TRUCK #92 completes journey</text:p>
          </table:table-cell>
          <table:table-cell table:number-columns-repeated="5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<text:s/>TRUCK #93 completes journey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<text:s/>TRUCK #93 completes journey</text:p>
          </table:table-cell>
          <table:table-cell table:number-columns-repeated="5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<text:s/>TRUCK #94 completes journey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<text:s/>TRUCK #94 completes journey</text:p>
          </table:table-cell>
          <table:table-cell table:number-columns-repeated="5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<text:s/>TRUCK #95 completes journey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<text:s/>TRUCK #95 completes journey</text:p>
          </table:table-cell>
          <table:table-cell table:number-columns-repeated="5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<text:s/>TRUCK #96 completes journey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<text:s/>TRUCK #96 completes journey</text:p>
          </table:table-cell>
          <table:table-cell table:number-columns-repeated="5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<text:s/>TRUCK #97 completes journey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<text:s/>TRUCK #97 completes journey</text:p>
          </table:table-cell>
          <table:table-cell table:number-columns-repeated="5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<text:s/>TRUCK #98 completes journey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<text:s/>TRUCK #98 completes journey</text:p>
          </table:table-cell>
          <table:table-cell table:number-columns-repeated="5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<text:s/>TRUCK #99 completes journey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<text:s/>TRUCK #99 completes journey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<text:s/>TRUCK #100 completes journ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<text:s/>TRUCK #100 completes journey</text:p>
          </table:table-cell>
          <table:table-cell table:number-columns-repeated="5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<text:s/>TRUCK #101 completes journey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<text:s/>TRUCK #101 completes journey</text:p>
          </table:table-cell>
          <table:table-cell table:number-columns-repeated="5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<text:s/>TRUCK #102 completes journey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<text:s/>TRUCK #102 completes journey</text:p>
          </table:table-cell>
          <table:table-cell table:number-columns-repeated="5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<text:s/>TRUCK #103 completes journey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<text:s/>TRUCK #103 completes journey</text:p>
          </table:table-cell>
          <table:table-cell table:number-columns-repeated="5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CK #104 completes journey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TRUCK #104 completes journey</text:p>
          </table:table-cell>
          <table:table-cell table:number-columns-repeated="5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<text:s/>TRUCK #105 completes journey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<text:s/>TRUCK #105 completes journey</text:p>
          </table:table-cell>
          <table:table-cell table:number-columns-repeated="5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<text:s/>TRUCK #106 completes journey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<text:s/>TRUCK #106 completes journey</text:p>
          </table:table-cell>
          <table:table-cell table:number-columns-repeated="5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<text:s/>TRUCK #107 completes journey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<text:s/>TRUCK #107 completes journey</text:p>
          </table:table-cell>
          <table:table-cell table:number-columns-repeated="5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<text:s/>TRUCK #108 completes journey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<text:s/>TRUCK #108 completes journey</text:p>
          </table:table-cell>
          <table:table-cell table:number-columns-repeated="5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<text:s/>TRUCK #109 completes journey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<text:s/>TRUCK #109 completes journey</text:p>
          </table:table-cell>
          <table:table-cell table:number-columns-repeated="5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<text:s/>TRUCK #110 completes journey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<text:s/>TRUCK #110 completes journey</text:p>
          </table:table-cell>
          <table:table-cell table:number-columns-repeated="5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<text:s/>TRUCK #111 completes journey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<text:s/>TRUCK #111 completes journey</text:p>
          </table:table-cell>
          <table:table-cell table:number-columns-repeated="5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<text:s/>TRUCK #112 completes journey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<text:s/>TRUCK #112 completes journe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14:41:08.2197630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1T15:21:48.614287458</meta:creation-date>
    <dc:date>2025-03-23T14:51:32.386085258</dc:date>
    <meta:editing-duration>PT1H12M12S</meta:editing-duration>
    <meta:editing-cycles>10</meta:editing-cycles>
    <meta:generator>LibreOffice/25.2.1.2$Linux_X86_64 LibreOffice_project/d3abf4aee5fd705e4a92bba33a32f40bc4e56f49</meta:generator>
    <meta:document-statistic meta:table-count="1" meta:cell-count="2155" meta:object-count="0"/>
  </office:meta>
</office:document-meta>
</file>